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1082">
            <text:p>1082</text:p>
          </table:table-cell>
          <table:table-cell office:value-type="float" office:value="1094">
            <text:p>1094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1.09689213893968">
            <text:p>-1.0968921389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1145">
            <text:p>1145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0.786026200873351">
            <text:p>-0.7860262009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728">
            <text:p>728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3.15934065934066">
            <text:p>-3.1593406593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64">
            <text:p>1464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0.478142076502735">
            <text:p>0.4781420765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29">
            <text:p>829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0.48250904704463">
            <text:p>-0.482509047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765">
            <text:p>765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2.22222222222223">
            <text:p>-2.2222222222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977">
            <text:p>977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0.204708290685772">
            <text:p>-0.2047082907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412">
            <text:p>1412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-4.3201133144476">
            <text:p>-4.3201133144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646">
            <text:p>646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2.0123839009288">
            <text:p>-2.0123839009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315">
            <text:p>12315</text:p>
          </table:table-cell>
          <table:table-cell office:value-type="float" office:value="0">
            <text:p>0</text:p>
          </table:table-cell>
          <table:table-cell office:value-type="float" office:value="12523">
            <text:p>12523</text:p>
          </table:table-cell>
          <table:table-cell office:value-type="float" office:value="12705">
            <text:p>1270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1.43250688705234">
            <text:p>-1.4325068871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878">
            <text:p>1878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54">
            <text:p>1954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1.02354145342886">
            <text:p>-1.0235414534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275">
            <text:p>1275</text:p>
          </table:table-cell>
          <table:table-cell office:value-type="float" office:value="0">
            <text:p>0</text:p>
          </table:table-cell>
          <table:table-cell office:value-type="float" office:value="1294">
            <text:p>1294</text:p>
          </table:table-cell>
          <table:table-cell office:value-type="float" office:value="1292">
            <text:p>1292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0.154798761609911">
            <text:p>0.1547987616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726">
            <text:p>2726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777">
            <text:p>2777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0.540151242347847">
            <text:p>0.5401512423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1708">
            <text:p>1708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0.644028103044491">
            <text:p>0.644028103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98">
            <text:p>1198</text:p>
          </table:table-cell>
          <table:table-cell office:value-type="float" office:value="1212">
            <text:p>1212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1.15511551155116">
            <text:p>-1.1551155116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911">
            <text:p>911</text:p>
          </table:table-cell>
          <table:table-cell office:value-type="float" office:value="942">
            <text:p>942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3.29087048832271">
            <text:p>-3.2908704883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22">
            <text:p>1722</text:p>
          </table:table-cell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 office:value-type="float" office:value="1747">
            <text:p>1747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0.744132799084142">
            <text:p>0.7441327991</text:p>
          </table:table-cell>
          <table:table-cell table:formula="of:=IF(OR(AND([.B18]&gt;[.E18];[.C18]=0);AND([.B18]&lt;=[.E18];[.C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186">
            <text:p>1186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1.09612141652615">
            <text:p>-1.0961214165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020">
            <text:p>4020</text:p>
          </table:table-cell>
          <table:table-cell office:value-type="float" office:value="0">
            <text:p>0</text:p>
          </table:table-cell>
          <table:table-cell office:value-type="float" office:value="4015">
            <text:p>4015</text:p>
          </table:table-cell>
          <table:table-cell office:value-type="float" office:value="4380">
            <text:p>438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-8.33333333333334">
            <text:p>-8.3333333333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72">
            <text:p>1172</text:p>
          </table:table-cell>
          <table:table-cell office:value-type="float" office:value="1191">
            <text:p>1191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1.5952980688497">
            <text:p>-1.5952980688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790">
            <text:p>4790</text:p>
          </table:table-cell>
          <table:table-cell office:value-type="float" office:value="0">
            <text:p>0</text:p>
          </table:table-cell>
          <table:table-cell office:value-type="float" office:value="4814">
            <text:p>4814</text:p>
          </table:table-cell>
          <table:table-cell office:value-type="float" office:value="4875">
            <text:p>4875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1.25128205128206">
            <text:p>-1.2512820513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325">
            <text:p>4325</text:p>
          </table:table-cell>
          <table:table-cell office:value-type="float" office:value="0">
            <text:p>0</text:p>
          </table:table-cell>
          <table:table-cell office:value-type="float" office:value="4364">
            <text:p>4364</text:p>
          </table:table-cell>
          <table:table-cell office:value-type="float" office:value="4405">
            <text:p>440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0.930760499432466">
            <text:p>-0.9307604994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18">
            <text:p>6518</text:p>
          </table:table-cell>
          <table:table-cell office:value-type="float" office:value="6550">
            <text:p>655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0.488549618320604">
            <text:p>-0.4885496183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7960">
            <text:p>17960</text:p>
          </table:table-cell>
          <table:table-cell office:value-type="float" office:value="0">
            <text:p>0</text:p>
          </table:table-cell>
          <table:table-cell office:value-type="float" office:value="18228">
            <text:p>18228</text:p>
          </table:table-cell>
          <table:table-cell office:value-type="float" office:value="18310">
            <text:p>1831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0.447842708902229">
            <text:p>-0.4478427089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679">
            <text:p>2679</text:p>
          </table:table-cell>
          <table:table-cell office:value-type="float" office:value="2665">
            <text:p>2665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0.525328330206378">
            <text:p>0.5253283302</text:p>
          </table:table-cell>
          <table:table-cell table:formula="of:=IF(OR(AND([.B26]&gt;[.E26];[.C26]=0);AND([.B26]&lt;=[.E26];[.C26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1870">
            <text:p>187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2.83422459893048">
            <text:p>-2.8342245989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61">
            <text:p>1061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6">
            <text:p>1086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1.01289134438305">
            <text:p>1.0128913444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141">
            <text:p>4141</text:p>
          </table:table-cell>
          <table:table-cell office:value-type="float" office:value="4355">
            <text:p>435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4.91389207807119">
            <text:p>-4.9138920781</text:p>
          </table:table-cell>
          <table:table-cell table:formula="of:=IF(OR(AND([.B29]&gt;[.E29];[.C29]=0);AND([.B29]&lt;=[.E29];[.C29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4735">
            <text:p>4735</text:p>
          </table:table-cell>
          <table:table-cell office:value-type="float" office:value="0">
            <text:p>0</text:p>
          </table:table-cell>
          <table:table-cell office:value-type="float" office:value="4677">
            <text:p>4677</text:p>
          </table:table-cell>
          <table:table-cell office:value-type="float" office:value="4810">
            <text:p>481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 office:value-type="float" office:value="1">
            <text:p>1</text:p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2.76507276507276">
            <text:p>-2.7650727651</text:p>
          </table:table-cell>
          <table:table-cell table:formula="of:=IF(OR(AND([.B30]&gt;[.E30];[.C30]=0);AND([.B30]&lt;=[.E30];[.C30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803">
            <text:p>803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1.61892901618928">
            <text:p>-1.6189290162</text:p>
          </table:table-cell>
          <table:table-cell table:formula="of:=IF(OR(AND([.B31]&gt;[.E31];[.C31]=0);AND([.B31]&lt;=[.E31];[.C31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930">
            <text:p>1930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-4.81865284974093">
            <text:p>-4.8186528497</text:p>
          </table:table-cell>
          <table:table-cell table:formula="of:=IF(OR(AND([.B32]&gt;[.E32];[.C32]=0);AND([.B32]&lt;=[.E32];[.C32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477">
            <text:p>477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2.51572327044025">
            <text:p>-2.5157232704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2095">
            <text:p>2095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7.68496420047732">
            <text:p>-7.6849642005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669">
            <text:p>2669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-2.13563132259273">
            <text:p>-2.1356313226</text:p>
          </table:table-cell>
          <table:table-cell table:formula="of:=IF(OR(AND([.B35]&gt;[.E35];[.C35]=0);AND([.B35]&lt;=[.E35];[.C35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07">
            <text:p>2107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2117">
            <text:p>2117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 office:value-type="float" office:value="1">
            <text:p>1</text:p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2.50354274917336">
            <text:p>-2.5035427492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160">
            <text:p>1160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2.32758620689654">
            <text:p>-2.3275862069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675">
            <text:p>3675</text:p>
          </table:table-cell>
          <table:table-cell office:value-type="float" office:value="0">
            <text:p>0</text:p>
          </table:table-cell>
          <table:table-cell office:value-type="float" office:value="3768">
            <text:p>3768</text:p>
          </table:table-cell>
          <table:table-cell office:value-type="float" office:value="3710">
            <text:p>3710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1.5633423180593">
            <text:p>1.5633423181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672">
            <text:p>1672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0.358851674641144">
            <text:p>-0.3588516746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84">
            <text:p>2684</text:p>
          </table:table-cell>
          <table:table-cell office:value-type="float" office:value="0">
            <text:p>0</text:p>
          </table:table-cell>
          <table:table-cell office:value-type="float" office:value="2725">
            <text:p>2725</text:p>
          </table:table-cell>
          <table:table-cell office:value-type="float" office:value="2589">
            <text:p>2589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5.25299343375821">
            <text:p>5.2529934338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60">
            <text:p>8460</text:p>
          </table:table-cell>
          <table:table-cell office:value-type="float" office:value="0">
            <text:p>0</text:p>
          </table:table-cell>
          <table:table-cell office:value-type="float" office:value="8634">
            <text:p>8634</text:p>
          </table:table-cell>
          <table:table-cell office:value-type="float" office:value="8430">
            <text:p>843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2.41992882562279">
            <text:p>2.4199288256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990">
            <text:p>6990</text:p>
          </table:table-cell>
          <table:table-cell office:value-type="float" office:value="0">
            <text:p>0</text:p>
          </table:table-cell>
          <table:table-cell office:value-type="float" office:value="7099">
            <text:p>7099</text:p>
          </table:table-cell>
          <table:table-cell office:value-type="float" office:value="7050">
            <text:p>705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0.695035460992898">
            <text:p>0.695035461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1.61744022503515">
            <text:p>-1.617440225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728">
            <text:p>1728</text:p>
          </table:table-cell>
          <table:table-cell office:value-type="float" office:value="1714">
            <text:p>1714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0.816802800466746">
            <text:p>0.8168028005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125">
            <text:p>3125</text:p>
          </table:table-cell>
          <table:table-cell office:value-type="float" office:value="0">
            <text:p>0</text:p>
          </table:table-cell>
          <table:table-cell office:value-type="float" office:value="3159">
            <text:p>3159</text:p>
          </table:table-cell>
          <table:table-cell office:value-type="float" office:value="3235">
            <text:p>323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2.34930448222566">
            <text:p>-2.3493044822</text:p>
          </table:table-cell>
          <table:table-cell table:formula="of:=IF(OR(AND([.B45]&gt;[.E45];[.C45]=0);AND([.B45]&lt;=[.E45];[.C45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585">
            <text:p>2585</text:p>
          </table:table-cell>
          <table:table-cell office:value-type="float" office:value="2615">
            <text:p>2615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1.14722753346081">
            <text:p>-1.1472275335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15">
            <text:p>3415</text:p>
          </table:table-cell>
          <table:table-cell office:value-type="float" office:value="0">
            <text:p>0</text:p>
          </table:table-cell>
          <table:table-cell office:value-type="float" office:value="3508">
            <text:p>3508</text:p>
          </table:table-cell>
          <table:table-cell office:value-type="float" office:value="3445">
            <text:p>3445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1.82873730043542">
            <text:p>1.8287373004</text:p>
          </table:table-cell>
          <table:table-cell table:formula="of:=IF(OR(AND([.B47]&gt;[.E47];[.C47]=0);AND([.B47]&lt;=[.E47];[.C47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2.44897959183673">
            <text:p>-2.4489795918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68">
            <text:p>2868</text:p>
          </table:table-cell>
          <table:table-cell office:value-type="float" office:value="0">
            <text:p>0</text:p>
          </table:table-cell>
          <table:table-cell office:value-type="float" office:value="2925">
            <text:p>2925</text:p>
          </table:table-cell>
          <table:table-cell office:value-type="float" office:value="3025">
            <text:p>3025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-3.30578512396694">
            <text:p>-3.305785124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5610">
            <text:p>561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 office:value-type="float" office:value="1">
            <text:p>1</text:p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1.9607843137255">
            <text:p>-1.9607843137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625">
            <text:p>3625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2.15172413793103">
            <text:p>2.1517241379</text:p>
          </table:table-cell>
          <table:table-cell table:formula="of:=IF(OR(AND([.B51]&gt;[.E51];[.C51]=0);AND([.B51]&lt;=[.E51];[.C51]=1));1;&quot;&quot;)" office:value-type="float" office:value="1">
            <text:p>1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45">
            <text:p>2445</text:p>
          </table:table-cell>
          <table:table-cell office:value-type="float" office:value="0">
            <text:p>0</text:p>
          </table:table-cell>
          <table:table-cell office:value-type="float" office:value="2484">
            <text:p>2484</text:p>
          </table:table-cell>
          <table:table-cell office:value-type="float" office:value="2468">
            <text:p>2468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0.648298217179914">
            <text:p>0.6482982172</text:p>
          </table:table-cell>
          <table:table-cell table:formula="of:=IF(OR(AND([.B52]&gt;[.E52];[.C52]=0);AND([.B52]&lt;=[.E52];[.C52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 office:value-type="float" office:value="2423">
            <text:p>2423</text:p>
          </table:table-cell>
          <table:table-cell office:value-type="float" office:value="2451">
            <text:p>2451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1.14239086087311">
            <text:p>-1.1423908609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05">
            <text:p>705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1.56028368794325">
            <text:p>1.5602836879</text:p>
          </table:table-cell>
          <table:table-cell table:formula="of:=IF(OR(AND([.B54]&gt;[.E54];[.C54]=0);AND([.B54]&lt;=[.E54];[.C54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05">
            <text:p>4305</text:p>
          </table:table-cell>
          <table:table-cell office:value-type="float" office:value="0">
            <text:p>0</text:p>
          </table:table-cell>
          <table:table-cell office:value-type="float" office:value="4367">
            <text:p>4367</text:p>
          </table:table-cell>
          <table:table-cell office:value-type="float" office:value="4295">
            <text:p>429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1.67636786961583">
            <text:p>1.6763678696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564">
            <text:p>5564</text:p>
          </table:table-cell>
          <table:table-cell office:value-type="float" office:value="5490">
            <text:p>549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1.34790528233151">
            <text:p>1.3479052823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3984">
            <text:p>3984</text:p>
          </table:table-cell>
          <table:table-cell office:value-type="float" office:value="0">
            <text:p>0</text:p>
          </table:table-cell>
          <table:table-cell office:value-type="float" office:value="4084">
            <text:p>4084</text:p>
          </table:table-cell>
          <table:table-cell office:value-type="float" office:value="4080">
            <text:p>408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0.0980392156862706">
            <text:p>0.0980392157</text:p>
          </table:table-cell>
          <table:table-cell table:formula="of:=IF(OR(AND([.B57]&gt;[.E57];[.C57]=0);AND([.B57]&lt;=[.E57];[.C57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1592">
            <text:p>1592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1.31909547738694">
            <text:p>-1.3190954774</text:p>
          </table:table-cell>
          <table:table-cell table:formula="of:=IF(OR(AND([.B58]&gt;[.E58];[.C58]=0);AND([.B58]&lt;=[.E58];[.C58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1096">
            <text:p>1096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2.91970802919708">
            <text:p>-2.9197080292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79">
            <text:p>1079</text:p>
          </table:table-cell>
          <table:table-cell office:value-type="float" office:value="0">
            <text:p>0</text:p>
          </table:table-cell>
          <table:table-cell office:value-type="float" office:value="1094">
            <text:p>1094</text:p>
          </table:table-cell>
          <table:table-cell office:value-type="float" office:value="1148">
            <text:p>1148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4.70383275261324">
            <text:p>-4.7038327526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760">
            <text:p>5760</text:p>
          </table:table-cell>
          <table:table-cell office:value-type="float" office:value="0">
            <text:p>0</text:p>
          </table:table-cell>
          <table:table-cell office:value-type="float" office:value="5656">
            <text:p>5656</text:p>
          </table:table-cell>
          <table:table-cell office:value-type="float" office:value="6050">
            <text:p>605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6.51239669421487">
            <text:p>-6.5123966942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1928">
            <text:p>1928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1.29668049792531">
            <text:p>-1.2966804979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583">
            <text:p>5583</text:p>
          </table:table-cell>
          <table:table-cell office:value-type="float" office:value="5620">
            <text:p>562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658362989323848">
            <text:p>-0.6583629893</text:p>
          </table:table-cell>
          <table:table-cell table:formula="of:=IF(OR(AND([.B63]&gt;[.E63];[.C63]=0);AND([.B63]&lt;=[.E63];[.C63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3640">
            <text:p>364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-2.58241758241759">
            <text:p>-2.5824175824</text:p>
          </table:table-cell>
          <table:table-cell table:formula="of:=IF(OR(AND([.B64]&gt;[.E64];[.C64]=0);AND([.B64]&lt;=[.E64];[.C64]=1));1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45">
            <text:p>1845</text:p>
          </table:table-cell>
          <table:table-cell office:value-type="float" office:value="1871">
            <text:p>1871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1.38963121325494">
            <text:p>-1.3896312133</text:p>
          </table:table-cell>
          <table:table-cell table:formula="of:=IF(OR(AND([.B65]&gt;[.E65];[.C65]=0);AND([.B65]&lt;=[.E65];[.C65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46">
            <text:p>1946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1.43884892086331">
            <text:p>-1.4388489209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4895">
            <text:p>4895</text:p>
          </table:table-cell>
          <table:table-cell office:value-type="float" office:value="0">
            <text:p>0</text:p>
          </table:table-cell>
          <table:table-cell office:value-type="float" office:value="4979">
            <text:p>4979</text:p>
          </table:table-cell>
          <table:table-cell office:value-type="float" office:value="5040">
            <text:p>504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1.21031746031746">
            <text:p>-1.2103174603</text:p>
          </table:table-cell>
          <table:table-cell table:formula="of:=IF(OR(AND([.B67]&gt;[.E67];[.C67]=0);AND([.B67]&lt;=[.E67];[.C67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1702">
            <text:p>1702</text:p>
          </table:table-cell>
          <table:table-cell office:value-type="float" office:value="1714">
            <text:p>1714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0.700116686114356">
            <text:p>-0.7001166861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2233">
            <text:p>2233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0.716524854455884">
            <text:p>0.7165248545</text:p>
          </table:table-cell>
          <table:table-cell table:formula="of:=IF(OR(AND([.B69]&gt;[.E69];[.C69]=0);AND([.B69]&lt;=[.E69];[.C69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803">
            <text:p>803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0.498132004981329">
            <text:p>0.498132005</text:p>
          </table:table-cell>
          <table:table-cell table:formula="of:=IF(OR(AND([.B70]&gt;[.E70];[.C70]=0);AND([.B70]&lt;=[.E70];[.C70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float" office:value="1968">
            <text:p>1968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1.47357723577237">
            <text:p>-1.4735772358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290">
            <text:p>14290</text:p>
          </table:table-cell>
          <table:table-cell office:value-type="float" office:value="0">
            <text:p>0</text:p>
          </table:table-cell>
          <table:table-cell office:value-type="float" office:value="14434">
            <text:p>14434</text:p>
          </table:table-cell>
          <table:table-cell office:value-type="float" office:value="14620">
            <text:p>1462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1.27222982216142">
            <text:p>-1.2722298222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43">
            <text:p>2543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546">
            <text:p>2546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1.49253731343283">
            <text:p>1.4925373134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4995">
            <text:p>4995</text:p>
          </table:table-cell>
          <table:table-cell office:value-type="float" office:value="0">
            <text:p>0</text:p>
          </table:table-cell>
          <table:table-cell office:value-type="float" office:value="5117">
            <text:p>5117</text:p>
          </table:table-cell>
          <table:table-cell office:value-type="float" office:value="5144">
            <text:p>5144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0.524883359253508">
            <text:p>-0.5248833593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310">
            <text:p>9310</text:p>
          </table:table-cell>
          <table:table-cell office:value-type="float" office:value="0">
            <text:p>0</text:p>
          </table:table-cell>
          <table:table-cell office:value-type="float" office:value="9457">
            <text:p>9457</text:p>
          </table:table-cell>
          <table:table-cell office:value-type="float" office:value="9380">
            <text:p>938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0.820895522388071">
            <text:p>0.8208955224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1026">
            <text:p>1026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1.65692007797271">
            <text:p>-1.656920078</text:p>
          </table:table-cell>
          <table:table-cell table:formula="of:=IF(OR(AND([.B76]&gt;[.E76];[.C76]=0);AND([.B76]&lt;=[.E76];[.C76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12">
            <text:p>1412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0.212464589235111">
            <text:p>0.2124645892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933">
            <text:p>933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0.214362272240081">
            <text:p>-0.2143622722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42">
            <text:p>1042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97">
            <text:p>1097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-4.55788514129443">
            <text:p>-4.5578851413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503">
            <text:p>503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18687872763419">
            <text:p>-2.1868787276</text:p>
          </table:table-cell>
          <table:table-cell table:formula="of:=IF(OR(AND([.B80]&gt;[.E80];[.C80]=0);AND([.B80]&lt;=[.E80];[.C80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2.05479452054796">
            <text:p>2.0547945205</text:p>
          </table:table-cell>
          <table:table-cell table:formula="of:=IF(OR(AND([.B81]&gt;[.E81];[.C81]=0);AND([.B81]&lt;=[.E81];[.C81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636">
            <text:p>2636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2.20030349013656">
            <text:p>-2.2003034901</text:p>
          </table:table-cell>
          <table:table-cell table:formula="of:=IF(OR(AND([.B82]&gt;[.E82];[.C82]=0);AND([.B82]&lt;=[.E82];[.C82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59">
            <text:p>559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1.96779964221825">
            <text:p>1.9677996422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736">
            <text:p>2736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2824">
            <text:p>2824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1.34560906515581">
            <text:p>-1.3456090652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7">
            <text:p>1487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-4.43846671149967">
            <text:p>-4.4384667115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245">
            <text:p>3245</text:p>
          </table:table-cell>
          <table:table-cell office:value-type="float" office:value="0">
            <text:p>0</text:p>
          </table:table-cell>
          <table:table-cell office:value-type="float" office:value="3196">
            <text:p>3196</text:p>
          </table:table-cell>
          <table:table-cell office:value-type="float" office:value="3450">
            <text:p>345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7.3623188405797">
            <text:p>-7.3623188406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33">
            <text:p>1433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-4.39637124912771">
            <text:p>-4.3963712491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525">
            <text:p>152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1.11475409836066">
            <text:p>1.1147540984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91">
            <text:p>591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-5.41455160744501">
            <text:p>-5.4145516074</text:p>
          </table:table-cell>
          <table:table-cell table:formula="of:=IF(OR(AND([.B89]&gt;[.E89];[.C89]=0);AND([.B89]&lt;=[.E89];[.C89]=1));1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27">
            <text:p>2027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143">
            <text:p>2143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8.77274848343444">
            <text:p>-8.7727484834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 office:value-type="float" office:value="1901">
            <text:p>1901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2.73540241977906">
            <text:p>-2.7354024198</text:p>
          </table:table-cell>
          <table:table-cell table:formula="of:=IF(OR(AND([.B91]&gt;[.E91];[.C91]=0);AND([.B91]&lt;=[.E91];[.C91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902">
            <text:p>902</text:p>
          </table:table-cell>
          <table:table-cell office:value-type="float" office:value="1047">
            <text:p>1047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 office:value-type="float" office:value="1">
            <text:p>1</text:p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13.8490926456543">
            <text:p>-13.8490926457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4.81586402266288">
            <text:p>-4.8158640227</text:p>
          </table:table-cell>
          <table:table-cell table:formula="of:=IF(OR(AND([.B93]&gt;[.E93];[.C93]=0);AND([.B93]&lt;=[.E93];[.C93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2148">
            <text:p>2148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-1.48975791433892">
            <text:p>-1.4897579143</text:p>
          </table:table-cell>
          <table:table-cell table:formula="of:=IF(OR(AND([.B94]&gt;[.E94];[.C94]=0);AND([.B94]&lt;=[.E94];[.C94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45">
            <text:p>74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2.1476510067114">
            <text:p>-2.1476510067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790">
            <text:p>790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10.126582278481">
            <text:p>-10.1265822785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581">
            <text:p>581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9.98278829604131">
            <text:p>-9.982788296</text:p>
          </table:table-cell>
          <table:table-cell table:formula="of:=IF(OR(AND([.B97]&gt;[.E97];[.C97]=0);AND([.B97]&lt;=[.E97];[.C97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1997">
            <text:p>1997</text:p>
          </table:table-cell>
          <table:table-cell office:value-type="float" office:value="2090">
            <text:p>2090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4.44976076555024">
            <text:p>-4.4497607656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549">
            <text:p>549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0.364298724954466">
            <text:p>0.364298725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076">
            <text:p>1076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142">
            <text:p>1142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1.31348511383538">
            <text:p>-1.3134851138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92">
            <text:p>592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-7.0945945945946">
            <text:p>-7.0945945946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710">
            <text:p>3710</text:p>
          </table:table-cell>
          <table:table-cell office:value-type="float" office:value="3840">
            <text:p>384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3.38541666666666">
            <text:p>-3.3854166667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office:value-type="float" office:value="1226">
            <text:p>1226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-8.80913539967374">
            <text:p>-8.8091353997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2" office:value-type="float" office:value="137">
            <text:p>137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0">
            <text:p>0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2667">
            <text:p>2667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1.12485939257593">
            <text:p>-1.1248593926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36">
            <text:p>53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3.17164179104478">
            <text:p>-3.171641791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494">
            <text:p>494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0.404858299595148">
            <text:p>-0.4048582996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443">
            <text:p>6443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office:value-type="float" office:value="6573">
            <text:p>6573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0.0760687661646102">
            <text:p>0.0760687662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07">
            <text:p>1907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0.47194546407971">
            <text:p>0.4719454641</text:p>
          </table:table-cell>
          <table:table-cell table:formula="of:=IF(OR(AND([.B109]&gt;[.E109];[.C109]=0);AND([.B109]&lt;=[.E109];[.C109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422">
            <text:p>1422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1.82841068917018">
            <text:p>-1.8284106892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754">
            <text:p>1754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-2.3945267958951">
            <text:p>-2.3945267959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0">
            <text:p>530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2.45283018867924">
            <text:p>-2.4528301887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1956">
            <text:p>1956</text:p>
          </table:table-cell>
          <table:table-cell office:value-type="float" office:value="1973">
            <text:p>1973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0.86163203243791">
            <text:p>-0.8616320324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 office:value-type="float" office:value="1869">
            <text:p>1869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0.0535045478865754">
            <text:p>0.0535045479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-2.52600297176821">
            <text:p>-2.5260029718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824">
            <text:p>824</text:p>
          </table:table-cell>
          <table:table-cell office:value-type="float" office:value="822">
            <text:p>822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0.243309002433108">
            <text:p>0.2433090024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5">
            <text:p>1445</text:p>
          </table:table-cell>
          <table:table-cell office:value-type="float" office:value="1496">
            <text:p>1496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3.40909090909091">
            <text:p>-3.4090909091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292">
            <text:p>1292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0.773993808049539">
            <text:p>-0.773993808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7">
            <text:p>967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8">
            <text:p>998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-1.30260521042084">
            <text:p>-1.3026052104</text:p>
          </table:table-cell>
          <table:table-cell table:formula="of:=IF(OR(AND([.B119]&gt;[.E119];[.C119]=0);AND([.B119]&lt;=[.E119];[.C119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2435">
            <text:p>2435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2.66940451745378">
            <text:p>2.6694045175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04">
            <text:p>204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-1.47058823529412">
            <text:p>-1.4705882353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810">
            <text:p>1810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1.71270718232044">
            <text:p>-1.7127071823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692">
            <text:p>692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-1.878612716763">
            <text:p>-1.8786127168</text:p>
          </table:table-cell>
          <table:table-cell table:formula="of:=IF(OR(AND([.B123]&gt;[.E123];[.C123]=0);AND([.B123]&lt;=[.E123];[.C123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177">
            <text:p>1177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3.65335598980458">
            <text:p>3.6533559898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table:number-columns-repeated="2" office:value-type="float" office:value="1640">
            <text:p>1640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0">
            <text:p>0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486">
            <text:p>4486</text:p>
          </table:table-cell>
          <table:table-cell office:value-type="float" office:value="4690">
            <text:p>4690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4.3496801705757">
            <text:p>-4.349680170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630">
            <text:p>5630</text:p>
          </table:table-cell>
          <table:table-cell office:value-type="float" office:value="0">
            <text:p>0</text:p>
          </table:table-cell>
          <table:table-cell office:value-type="float" office:value="5786">
            <text:p>5786</text:p>
          </table:table-cell>
          <table:table-cell office:value-type="float" office:value="5940">
            <text:p>594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2.5925925925926">
            <text:p>-2.5925925926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float" office:value="1086">
            <text:p>1086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3.22283609576426">
            <text:p>-3.2228360958</text:p>
          </table:table-cell>
          <table:table-cell table:formula="of:=IF(OR(AND([.B129]&gt;[.E129];[.C129]=0);AND([.B129]&lt;=[.E129];[.C129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332">
            <text:p>5332</text:p>
          </table:table-cell>
          <table:table-cell office:value-type="float" office:value="0">
            <text:p>0</text:p>
          </table:table-cell>
          <table:table-cell office:value-type="float" office:value="5410">
            <text:p>5410</text:p>
          </table:table-cell>
          <table:table-cell office:value-type="float" office:value="5389">
            <text:p>5389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0.389682686954913">
            <text:p>0.389682687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690">
            <text:p>5690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5770">
            <text:p>5770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0.970537261698439">
            <text:p>0.9705372617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 office:value-type="float" office:value="1768">
            <text:p>1768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1.07466063348416">
            <text:p>-1.0746606335</text:p>
          </table:table-cell>
          <table:table-cell table:formula="of:=IF(OR(AND([.B132]&gt;[.E132];[.C132]=0);AND([.B132]&lt;=[.E132];[.C132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64">
            <text:p>1264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float" office:value="1308">
            <text:p>1308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0.993883792048933">
            <text:p>-0.993883792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2.02173913043478">
            <text:p>-2.0217391304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25">
            <text:p>2025</text:p>
          </table:table-cell>
          <table:table-cell office:value-type="float" office:value="2068">
            <text:p>2068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2.07930367504836">
            <text:p>-2.079303675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378">
            <text:p>4378</text:p>
          </table:table-cell>
          <table:table-cell office:value-type="float" office:value="4420">
            <text:p>442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-0.950226244343895">
            <text:p>-0.9502262443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350">
            <text:p>5350</text:p>
          </table:table-cell>
          <table:table-cell office:value-type="float" office:value="5490">
            <text:p>549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-2.55009107468123">
            <text:p>-2.5500910747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464">
            <text:p>7464</text:p>
          </table:table-cell>
          <table:table-cell office:value-type="float" office:value="0">
            <text:p>0</text:p>
          </table:table-cell>
          <table:table-cell office:value-type="float" office:value="7575">
            <text:p>7575</text:p>
          </table:table-cell>
          <table:table-cell office:value-type="float" office:value="7630">
            <text:p>7630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0.720838794233288">
            <text:p>-0.7208387942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983">
            <text:p>1983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office:value-type="float" office:value="2019">
            <text:p>2019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0.693412580485386">
            <text:p>-0.6934125805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210">
            <text:p>14210</text:p>
          </table:table-cell>
          <table:table-cell office:value-type="float" office:value="0">
            <text:p>0</text:p>
          </table:table-cell>
          <table:table-cell office:value-type="float" office:value="14318">
            <text:p>14318</text:p>
          </table:table-cell>
          <table:table-cell office:value-type="float" office:value="14990">
            <text:p>1499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4.48298865910607">
            <text:p>-4.4829886591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05">
            <text:p>4005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090">
            <text:p>409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-1.00244498777506">
            <text:p>-1.0024449878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160">
            <text:p>7160</text:p>
          </table:table-cell>
          <table:table-cell office:value-type="float" office:value="0">
            <text:p>0</text:p>
          </table:table-cell>
          <table:table-cell office:value-type="float" office:value="7293">
            <text:p>7293</text:p>
          </table:table-cell>
          <table:table-cell office:value-type="float" office:value="7320">
            <text:p>732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-0.368852459016395">
            <text:p>-0.368852459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552">
            <text:p>2552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602">
            <text:p>2602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0.115295926210607">
            <text:p>-0.1152959262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186">
            <text:p>3186</text:p>
          </table:table-cell>
          <table:table-cell office:value-type="float" office:value="3160">
            <text:p>316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0.822784810126592">
            <text:p>0.8227848101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4935">
            <text:p>4935</text:p>
          </table:table-cell>
          <table:table-cell office:value-type="float" office:value="0">
            <text:p>0</text:p>
          </table:table-cell>
          <table:table-cell office:value-type="float" office:value="5075">
            <text:p>5075</text:p>
          </table:table-cell>
          <table:table-cell office:value-type="float" office:value="5000">
            <text:p>500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1.49999999999999">
            <text:p>1.5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390">
            <text:p>7390</text:p>
          </table:table-cell>
          <table:table-cell office:value-type="float" office:value="0">
            <text:p>0</text:p>
          </table:table-cell>
          <table:table-cell office:value-type="float" office:value="7484">
            <text:p>7484</text:p>
          </table:table-cell>
          <table:table-cell office:value-type="float" office:value="7630">
            <text:p>763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1.913499344692">
            <text:p>-1.9134993447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2220">
            <text:p>222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1.08108108108107">
            <text:p>1.0810810811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2074">
            <text:p>2074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0.771456123432984">
            <text:p>-0.7714561234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97">
            <text:p>2997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float" office:value="3250">
            <text:p>3250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 office:value-type="float" office:value="1">
            <text:p>1</text:p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8.30769230769231">
            <text:p>-8.3076923077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764">
            <text:p>3764</text:p>
          </table:table-cell>
          <table:table-cell office:value-type="float" office:value="0">
            <text:p>0</text:p>
          </table:table-cell>
          <table:table-cell office:value-type="float" office:value="3894">
            <text:p>3894</text:p>
          </table:table-cell>
          <table:table-cell office:value-type="float" office:value="3914">
            <text:p>3914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0.510986203372511">
            <text:p>-0.5109862034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570">
            <text:p>7570</text:p>
          </table:table-cell>
          <table:table-cell office:value-type="float" office:value="0">
            <text:p>0</text:p>
          </table:table-cell>
          <table:table-cell office:value-type="float" office:value="7728">
            <text:p>7728</text:p>
          </table:table-cell>
          <table:table-cell office:value-type="float" office:value="7720">
            <text:p>772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0.103626943005182">
            <text:p>0.103626943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05">
            <text:p>2405</text:p>
          </table:table-cell>
          <table:table-cell office:value-type="float" office:value="0">
            <text:p>0</text:p>
          </table:table-cell>
          <table:table-cell office:value-type="float" office:value="2450">
            <text:p>2450</text:p>
          </table:table-cell>
          <table:table-cell office:value-type="float" office:value="2504">
            <text:p>2504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-2.15654952076677">
            <text:p>-2.1565495208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1838">
            <text:p>1838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0.979325353645265">
            <text:p>0.9793253536</text:p>
          </table:table-cell>
          <table:table-cell table:formula="of:=IF(OR(AND([.B154]&gt;[.E154];[.C154]=0);AND([.B154]&lt;=[.E154];[.C154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1.8450184501845">
            <text:p>-1.8450184502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448">
            <text:p>448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1.33928571428572">
            <text:p>1.3392857143</text:p>
          </table:table-cell>
          <table:table-cell table:formula="of:=IF(OR(AND([.B156]&gt;[.E156];[.C156]=0);AND([.B156]&lt;=[.E156];[.C156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253">
            <text:p>2253</text:p>
          </table:table-cell>
          <table:table-cell office:value-type="float" office:value="0">
            <text:p>0</text:p>
          </table:table-cell>
          <table:table-cell office:value-type="float" office:value="2262">
            <text:p>2262</text:p>
          </table:table-cell>
          <table:table-cell office:value-type="float" office:value="2356">
            <text:p>2356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3.98981324278438">
            <text:p>-3.9898132428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08">
            <text:p>2208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04">
            <text:p>2304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3.81944444444444">
            <text:p>-3.8194444444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365">
            <text:p>1365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2.41758241758241">
            <text:p>2.4175824176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55">
            <text:p>3055</text:p>
          </table:table-cell>
          <table:table-cell office:value-type="float" office:value="3060">
            <text:p>306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0.163398692810461">
            <text:p>-0.1633986928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5218">
            <text:p>5218</text:p>
          </table:table-cell>
          <table:table-cell office:value-type="float" office:value="5200">
            <text:p>520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0.34615384615384">
            <text:p>0.3461538462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6">
            <text:p>486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-1.440329218107">
            <text:p>-1.4403292181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55">
            <text:p>4155</text:p>
          </table:table-cell>
          <table:table-cell office:value-type="float" office:value="0">
            <text:p>0</text:p>
          </table:table-cell>
          <table:table-cell office:value-type="float" office:value="4251">
            <text:p>4251</text:p>
          </table:table-cell>
          <table:table-cell office:value-type="float" office:value="4245">
            <text:p>424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0.141342756183732">
            <text:p>0.1413427562</text:p>
          </table:table-cell>
          <table:table-cell table:formula="of:=IF(OR(AND([.B163]&gt;[.E163];[.C163]=0);AND([.B163]&lt;=[.E163];[.C163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71">
            <text:p>1171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2.73270708795901">
            <text:p>-2.732707088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755">
            <text:p>4755</text:p>
          </table:table-cell>
          <table:table-cell office:value-type="float" office:value="0">
            <text:p>0</text:p>
          </table:table-cell>
          <table:table-cell office:value-type="float" office:value="4837">
            <text:p>4837</text:p>
          </table:table-cell>
          <table:table-cell office:value-type="float" office:value="4950">
            <text:p>495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2.28282828282829">
            <text:p>-2.2828282828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98">
            <text:p>1698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1.47232037691401">
            <text:p>-1.4723203769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78">
            <text:p>678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4.42477876106194">
            <text:p>-4.4247787611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207">
            <text:p>1207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3.06545153272577">
            <text:p>-3.0654515327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2051">
            <text:p>2051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1.46270112140419">
            <text:p>-1.4627011214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90">
            <text:p>4890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4820">
            <text:p>4820</text:p>
          </table:table-cell>
          <table:table-cell table:formula="of:=IF(AND([.B170]&gt;[.E170];[.H170]=1);1;&quot;&quot;)" office:value-type="float" office:value="1">
            <text:p>1</text:p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 office:value-type="float" office:value="1">
            <text:p>1</text:p>
          </table:table-cell>
          <table:table-cell/>
          <table:table-cell table:formula="of:=([.D170]/[.E170]*100)-100" office:value-type="float" office:value="-0.663900414937757">
            <text:p>-0.6639004149</text:p>
          </table:table-cell>
          <table:table-cell table:formula="of:=IF(OR(AND([.B170]&gt;[.E170];[.C170]=0);AND([.B170]&lt;=[.E170];[.C170]=1));1;&quot;&quot;)" office:value-type="float" office:value="1">
            <text:p>1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623">
            <text:p>1623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1.60197165742453">
            <text:p>-1.6019716574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643">
            <text:p>643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1.08864696734059">
            <text:p>-1.0886469673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float" office:value="6500">
            <text:p>650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4.03076923076922">
            <text:p>-4.0307692308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825">
            <text:p>825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 office:value-type="float" office:value="1">
            <text:p>1</text:p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11.030303030303">
            <text:p>-11.0303030303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890">
            <text:p>89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1.79775280898876">
            <text:p>-1.797752809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office:value-type="float" office:value="1343">
            <text:p>1343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4.09530900967982">
            <text:p>-4.0953090097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01">
            <text:p>1101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3.45140781108084">
            <text:p>3.4514078111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  <table:table-cell office:value-type="float" office:value="511">
            <text:p>511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1.76125244618396">
            <text:p>-1.7612524462</text:p>
          </table:table-cell>
          <table:table-cell table:formula="of:=IF(OR(AND([.B178]&gt;[.E178];[.C178]=0);AND([.B178]&lt;=[.E178];[.C178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table:number-columns-repeated="2" office:value-type="float" office:value="312">
            <text:p>312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0">
            <text:p>0</text:p>
          </table:table-cell>
          <table:table-cell table:formula="of:=IF(OR(AND([.B179]&gt;[.E179];[.C179]=0);AND([.B179]&lt;=[.E179];[.C179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23">
            <text:p>4623</text:p>
          </table:table-cell>
          <table:table-cell office:value-type="float" office:value="4686">
            <text:p>4686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1.34443021766965">
            <text:p>-1.3444302177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float" office:value="1303">
            <text:p>1303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-0.997697620874902">
            <text:p>-0.9976976209</text:p>
          </table:table-cell>
          <table:table-cell table:formula="of:=IF(OR(AND([.B181]&gt;[.E181];[.C181]=0);AND([.B181]&lt;=[.E181];[.C181]=1));1;&quot;&quot;)">
            <text:p/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2599">
            <text:p>2599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6.00230858022316">
            <text:p>-6.0023085802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33">
            <text:p>1033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0.871248789932238">
            <text:p>-0.8712487899</text:p>
          </table:table-cell>
          <table:table-cell table:formula="of:=IF(OR(AND([.B183]&gt;[.E183];[.C183]=0);AND([.B183]&lt;=[.E183];[.C183]=1));1;&quot;&quot;)">
            <text:p/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560">
            <text:p>10560</text:p>
          </table:table-cell>
          <table:table-cell office:value-type="float" office:value="0">
            <text:p>0</text:p>
          </table:table-cell>
          <table:table-cell office:value-type="float" office:value="10541">
            <text:p>10541</text:p>
          </table:table-cell>
          <table:table-cell office:value-type="float" office:value="11360">
            <text:p>1136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 office:value-type="float" office:value="1">
            <text:p>1</text:p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7.20950704225352">
            <text:p>-7.2095070423</text:p>
          </table:table-cell>
          <table:table-cell table:formula="of:=IF(OR(AND([.B184]&gt;[.E184];[.C184]=0);AND([.B184]&lt;=[.E184];[.C184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530">
            <text:p>6530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office:value-type="float" office:value="6800">
            <text:p>680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3.54411764705883">
            <text:p>-3.5441176471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010">
            <text:p>9010</text:p>
          </table:table-cell>
          <table:table-cell office:value-type="float" office:value="0">
            <text:p>0</text:p>
          </table:table-cell>
          <table:table-cell office:value-type="float" office:value="8980">
            <text:p>8980</text:p>
          </table:table-cell>
          <table:table-cell office:value-type="float" office:value="9050">
            <text:p>905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 office:value-type="float" office:value="1">
            <text:p>1</text:p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0.773480662983431">
            <text:p>-0.773480663</text:p>
          </table:table-cell>
          <table:table-cell table:formula="of:=IF(OR(AND([.B186]&gt;[.E186];[.C186]=0);AND([.B186]&lt;=[.E186];[.C186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1105">
            <text:p>1105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-5.06787330316743">
            <text:p>-5.0678733032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03">
            <text:p>1003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-1.49551345962114">
            <text:p>-1.4955134596</text:p>
          </table:table-cell>
          <table:table-cell table:formula="of:=IF(OR(AND([.B188]&gt;[.E188];[.C188]=0);AND([.B188]&lt;=[.E188];[.C188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 office:value-type="float" office:value="1">
            <text:p>1</text:p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0.892857142857139">
            <text:p>-0.8928571429</text:p>
          </table:table-cell>
          <table:table-cell table:formula="of:=IF(OR(AND([.B189]&gt;[.E189];[.C189]=0);AND([.B189]&lt;=[.E189];[.C189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18">
            <text:p>1918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1933">
            <text:p>1933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1.03466114847389">
            <text:p>1.0346611485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5">
            <text:p>445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-1.34831460674157">
            <text:p>-1.3483146067</text:p>
          </table:table-cell>
          <table:table-cell table:formula="of:=IF(OR(AND([.B191]&gt;[.E191];[.C191]=0);AND([.B191]&lt;=[.E191];[.C191]=1));1;&quot;&quot;)">
            <text:p/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office:value-type="float" office:value="2635">
            <text:p>2635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2.73244781783681">
            <text:p>-2.7324478178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889">
            <text:p>3889</text:p>
          </table:table-cell>
          <table:table-cell office:value-type="float" office:value="3945">
            <text:p>3945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-1.41951837769328">
            <text:p>-1.4195183777</text:p>
          </table:table-cell>
          <table:table-cell table:formula="of:=IF(OR(AND([.B194]&gt;[.E194];[.C194]=0);AND([.B194]&lt;=[.E194];[.C194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39">
            <text:p>1639</text:p>
          </table:table-cell>
          <table:table-cell office:value-type="float" office:value="0">
            <text:p>0</text:p>
          </table:table-cell>
          <table:table-cell office:value-type="float" office:value="1652">
            <text:p>1652</text:p>
          </table:table-cell>
          <table:table-cell office:value-type="float" office:value="1661">
            <text:p>1661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0.541842263696566">
            <text:p>-0.5418422637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2769">
            <text:p>2769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2.78078728782954">
            <text:p>2.7807872878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87">
            <text:p>587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-1.53321976149915">
            <text:p>-1.5332197615</text:p>
          </table:table-cell>
          <table:table-cell table:formula="of:=IF(OR(AND([.B197]&gt;[.E197];[.C197]=0);AND([.B197]&lt;=[.E197];[.C197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727">
            <text:p>727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-0.962861072902342">
            <text:p>-0.9628610729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33">
            <text:p>533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-0.938086303939969">
            <text:p>-0.9380863039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95">
            <text:p>395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2.0253164556962">
            <text:p>-2.0253164557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60">
            <text:p>1760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3.86363636363636">
            <text:p>3.8636363636</text:p>
          </table:table-cell>
          <table:table-cell table:formula="of:=IF(OR(AND([.B201]&gt;[.E201];[.C201]=0);AND([.B201]&lt;=[.E201];[.C201]=1));1;&quot;&quot;)" office:value-type="float" office:value="1">
            <text:p>1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60">
            <text:p>2860</text:p>
          </table:table-cell>
          <table:table-cell office:value-type="float" office:value="0">
            <text:p>0</text:p>
          </table:table-cell>
          <table:table-cell office:value-type="float" office:value="2912">
            <text:p>2912</text:p>
          </table:table-cell>
          <table:table-cell office:value-type="float" office:value="2936">
            <text:p>2936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-0.817438692098094">
            <text:p>-0.8174386921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0.13531799729364">
            <text:p>-0.1353179973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-1.24481327800829">
            <text:p>-1.244813278</text:p>
          </table:table-cell>
          <table:table-cell table:formula="of:=IF(OR(AND([.B204]&gt;[.E204];[.C204]=0);AND([.B204]&lt;=[.E204];[.C204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1859">
            <text:p>1859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-2.20548682087144">
            <text:p>-2.2054868209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27">
            <text:p>427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0.702576112412174">
            <text:p>-0.7025761124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82">
            <text:p>148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1.55195681511471">
            <text:p>1.5519568151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403">
            <text:p>403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-2.72952853598015">
            <text:p>-2.729528536</text:p>
          </table:table-cell>
          <table:table-cell table:formula="of:=IF(OR(AND([.B208]&gt;[.E208];[.C208]=0);AND([.B208]&lt;=[.E208];[.C208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-0.819672131147541">
            <text:p>-0.8196721311</text:p>
          </table:table-cell>
          <table:table-cell table:formula="of:=IF(OR(AND([.B209]&gt;[.E209];[.C209]=0);AND([.B209]&lt;=[.E209];[.C209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float" office:value="369">
            <text:p>369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0.271002710027091">
            <text:p>0.27100271</text:p>
          </table:table-cell>
          <table:table-cell table:formula="of:=IF(OR(AND([.B210]&gt;[.E210];[.C210]=0);AND([.B210]&lt;=[.E210];[.C210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33">
            <text:p>1433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0.558269364968595">
            <text:p>0.558269365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06">
            <text:p>1006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0.795228628230632">
            <text:p>0.7952286282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58">
            <text:p>1558</text:p>
          </table:table-cell>
          <table:table-cell office:value-type="float" office:value="0">
            <text:p>0</text:p>
          </table:table-cell>
          <table:table-cell office:value-type="float" office:value="1602">
            <text:p>1602</text:p>
          </table:table-cell>
          <table:table-cell office:value-type="float" office:value="1612">
            <text:p>1612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0.620347394540943">
            <text:p>-0.6203473945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1710">
            <text:p>1710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0.818713450292393">
            <text:p>-0.8187134503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927">
            <text:p>927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4.96224379719526">
            <text:p>-4.9622437972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2375">
            <text:p>2375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0.842105263157904">
            <text:p>-0.8421052632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350">
            <text:p>8350</text:p>
          </table:table-cell>
          <table:table-cell office:value-type="float" office:value="0">
            <text:p>0</text:p>
          </table:table-cell>
          <table:table-cell office:value-type="float" office:value="8547">
            <text:p>8547</text:p>
          </table:table-cell>
          <table:table-cell office:value-type="float" office:value="8660">
            <text:p>866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1.30484988452656">
            <text:p>-1.3048498845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46">
            <text:p>2146</text:p>
          </table:table-cell>
          <table:table-cell office:value-type="float" office:value="0">
            <text:p>0</text:p>
          </table:table-cell>
          <table:table-cell office:value-type="float" office:value="2194">
            <text:p>2194</text:p>
          </table:table-cell>
          <table:table-cell office:value-type="float" office:value="2203">
            <text:p>2203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0.408533817521558">
            <text:p>-0.4085338175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1.50880134115675">
            <text:p>-1.5088013412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1.67224080267559">
            <text:p>-1.6722408027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142">
            <text:p>1142</text:p>
          </table:table-cell>
          <table:table-cell office:value-type="float" office:value="1137">
            <text:p>1137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0.43975373790677">
            <text:p>0.4397537379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4">
            <text:p>2014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3.62462760675272">
            <text:p>-3.6246276068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8550">
            <text:p>8550</text:p>
          </table:table-cell>
          <table:table-cell office:value-type="float" office:value="0">
            <text:p>0</text:p>
          </table:table-cell>
          <table:table-cell office:value-type="float" office:value="8860">
            <text:p>886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63736263736264">
            <text:p>-2.6373626374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1420">
            <text:p>1420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4.08450704225352">
            <text:p>-4.0845070423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2199">
            <text:p>2199</text:p>
          </table:table-cell>
          <table:table-cell office:value-type="float" office:value="2283">
            <text:p>2283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3.67936925098554">
            <text:p>-3.67936925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8649">
            <text:p>8649</text:p>
          </table:table-cell>
          <table:table-cell office:value-type="float" office:value="8970">
            <text:p>897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-3.57859531772576">
            <text:p>-3.5785953177</text:p>
          </table:table-cell>
          <table:table-cell table:formula="of:=IF(OR(AND([.B226]&gt;[.E226];[.C226]=0);AND([.B226]&lt;=[.E226];[.C226]=1));1;&quot;&quot;)">
            <text:p/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524">
            <text:p>5524</text:p>
          </table:table-cell>
          <table:table-cell office:value-type="float" office:value="5740">
            <text:p>574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3.7630662020906">
            <text:p>-3.7630662021</text:p>
          </table:table-cell>
          <table:table-cell table:formula="of:=IF(OR(AND([.B227]&gt;[.E227];[.C227]=0);AND([.B227]&lt;=[.E227];[.C227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4494">
            <text:p>4494</text:p>
          </table:table-cell>
          <table:table-cell office:value-type="float" office:value="4380">
            <text:p>438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2.60273972602741">
            <text:p>2.602739726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348">
            <text:p>2348</text:p>
          </table:table-cell>
          <table:table-cell office:value-type="float" office:value="0">
            <text:p>0</text:p>
          </table:table-cell>
          <table:table-cell office:value-type="float" office:value="2392">
            <text:p>2392</text:p>
          </table:table-cell>
          <table:table-cell office:value-type="float" office:value="2428">
            <text:p>2428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-1.4827018121911">
            <text:p>-1.4827018122</text:p>
          </table:table-cell>
          <table:table-cell table:formula="of:=IF(OR(AND([.B229]&gt;[.E229];[.C229]=0);AND([.B229]&lt;=[.E229];[.C229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415">
            <text:p>27415</text:p>
          </table:table-cell>
          <table:table-cell office:value-type="float" office:value="0">
            <text:p>0</text:p>
          </table:table-cell>
          <table:table-cell office:value-type="float" office:value="27648">
            <text:p>27648</text:p>
          </table:table-cell>
          <table:table-cell office:value-type="float" office:value="28865">
            <text:p>2886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4.21617876320804">
            <text:p>-4.2161787632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1544">
            <text:p>1544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-4.40414507772022">
            <text:p>-4.4041450777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62">
            <text:p>1962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4.28134556574923">
            <text:p>4.2813455657</text:p>
          </table:table-cell>
          <table:table-cell table:formula="of:=IF(OR(AND([.B232]&gt;[.E232];[.C232]=0);AND([.B232]&lt;=[.E232];[.C232]=1));1;&quot;&quot;)" office:value-type="float" office:value="1">
            <text:p>1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514">
            <text:p>514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778210116731515">
            <text:p>-0.7782101167</text:p>
          </table:table-cell>
          <table:table-cell table:formula="of:=IF(OR(AND([.B233]&gt;[.E233];[.C233]=0);AND([.B233]&lt;=[.E233];[.C233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 office:value-type="float" office:value="1705">
            <text:p>1705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2.9325513196481">
            <text:p>2.9325513196</text:p>
          </table:table-cell>
          <table:table-cell table:formula="of:=IF(OR(AND([.B234]&gt;[.E234];[.C234]=0);AND([.B234]&lt;=[.E234];[.C234]=1));1;&quot;&quot;)" office:value-type="float" office:value="1">
            <text:p>1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1.27777777777777">
            <text:p>-1.2777777778</text:p>
          </table:table-cell>
          <table:table-cell table:formula="of:=IF(OR(AND([.B235]&gt;[.E235];[.C235]=0);AND([.B235]&lt;=[.E235];[.C235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78">
            <text:p>478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0.209205020920507">
            <text:p>0.2092050209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853">
            <text:p>853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-0.468933177022279">
            <text:p>-0.468933177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925">
            <text:p>6925</text:p>
          </table:table-cell>
          <table:table-cell office:value-type="float" office:value="0">
            <text:p>0</text:p>
          </table:table-cell>
          <table:table-cell office:value-type="float" office:value="7086">
            <text:p>7086</text:p>
          </table:table-cell>
          <table:table-cell office:value-type="float" office:value="7282">
            <text:p>7282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-2.69156825048064">
            <text:p>-2.6915682505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382">
            <text:p>2382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office:value-type="float" office:value="2450">
            <text:p>2450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0.816326530612244">
            <text:p>-0.8163265306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1.76017601760175">
            <text:p>-1.7601760176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1602">
            <text:p>1602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-1.62297128589263">
            <text:p>-1.6229712859</text:p>
          </table:table-cell>
          <table:table-cell table:formula="of:=IF(OR(AND([.B241]&gt;[.E241];[.C241]=0);AND([.B241]&lt;=[.E241];[.C241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88">
            <text:p>2288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347">
            <text:p>2347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-1.1930123561994">
            <text:p>-1.1930123562</text:p>
          </table:table-cell>
          <table:table-cell table:formula="of:=IF(OR(AND([.B242]&gt;[.E242];[.C242]=0);AND([.B242]&lt;=[.E242];[.C242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float" office:value="4430">
            <text:p>443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1.30925507900677">
            <text:p>-1.309255079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121">
            <text:p>2121</text:p>
          </table:table-cell>
          <table:table-cell office:value-type="float" office:value="0">
            <text:p>0</text:p>
          </table:table-cell>
          <table:table-cell office:value-type="float" office:value="2188">
            <text:p>2188</text:p>
          </table:table-cell>
          <table:table-cell office:value-type="float" office:value="2303">
            <text:p>2303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4.99348675640469">
            <text:p>-4.9934867564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float" office:value="1621">
            <text:p>1621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-1.85070943861814">
            <text:p>-1.8507094386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office:value-type="float" office:value="1213">
            <text:p>1213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1.64880461665292">
            <text:p>-1.6488046167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675">
            <text:p>2675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 office:value-type="float" office:value="2751">
            <text:p>2751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0.545256270447112">
            <text:p>-0.5452562704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7209">
            <text:p>7209</text:p>
          </table:table-cell>
          <table:table-cell office:value-type="float" office:value="7260">
            <text:p>726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0.702479338842977">
            <text:p>-0.7024793388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514">
            <text:p>1514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0.528401585204747">
            <text:p>0.5284015852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682">
            <text:p>1682</text:p>
          </table:table-cell>
          <table:table-cell office:value-type="float" office:value="1670">
            <text:p>167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0.718562874251489">
            <text:p>0.7185628743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56">
            <text:p>556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-1.61870503597122">
            <text:p>-1.618705036</text:p>
          </table:table-cell>
          <table:table-cell table:formula="of:=IF(OR(AND([.B251]&gt;[.E251];[.C251]=0);AND([.B251]&lt;=[.E251];[.C251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27">
            <text:p>1527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2.16110019646365">
            <text:p>-2.1611001965</text:p>
          </table:table-cell>
          <table:table-cell table:formula="of:=IF(OR(AND([.B252]&gt;[.E252];[.C252]=0);AND([.B252]&lt;=[.E252];[.C252]=1));1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36">
            <text:p>2036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float" office:value="2106">
            <text:p>2106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-2.51661918328585">
            <text:p>-2.5166191833</text:p>
          </table:table-cell>
          <table:table-cell table:formula="of:=IF(OR(AND([.B253]&gt;[.E253];[.C253]=0);AND([.B253]&lt;=[.E253];[.C253]=1));1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672">
            <text:p>672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0.892857142857139">
            <text:p>-0.8928571429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367">
            <text:p>367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-3.81471389645776">
            <text:p>-3.8147138965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0.340715502555369">
            <text:p>-0.3407155026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467">
            <text:p>467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0.21413276231263">
            <text:p>0.2141327623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32">
            <text:p>1332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1.35135135135135">
            <text:p>-1.3513513514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494">
            <text:p>6494</text:p>
          </table:table-cell>
          <table:table-cell office:value-type="float" office:value="6700">
            <text:p>670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-3.07462686567163">
            <text:p>-3.0746268657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680">
            <text:p>8680</text:p>
          </table:table-cell>
          <table:table-cell office:value-type="float" office:value="0">
            <text:p>0</text:p>
          </table:table-cell>
          <table:table-cell office:value-type="float" office:value="8703">
            <text:p>8703</text:p>
          </table:table-cell>
          <table:table-cell office:value-type="float" office:value="9377">
            <text:p>9377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7.18779993601365">
            <text:p>-7.187799936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202">
            <text:p>4202</text:p>
          </table:table-cell>
          <table:table-cell office:value-type="float" office:value="4445">
            <text:p>4445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-5.46681664791902">
            <text:p>-5.4668166479</text:p>
          </table:table-cell>
          <table:table-cell table:formula="of:=IF(OR(AND([.B261]&gt;[.E261];[.C261]=0);AND([.B261]&lt;=[.E261];[.C261]=1));1;&quot;&quot;)">
            <text:p/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252">
            <text:p>2252</text:p>
          </table:table-cell>
          <table:table-cell office:value-type="float" office:value="2266">
            <text:p>2266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-0.617828773168583">
            <text:p>-0.6178287732</text:p>
          </table:table-cell>
          <table:table-cell table:formula="of:=IF(OR(AND([.B262]&gt;[.E262];[.C262]=0);AND([.B262]&lt;=[.E262];[.C262]=1));1;&quot;&quot;)">
            <text:p/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1">
            <text:p>441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0.680272108843539">
            <text:p>-0.6802721088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1.78571428571429">
            <text:p>-1.7857142857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2" office:value-type="float" office:value="217">
            <text:p>217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0">
            <text:p>0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0">
            <text:p>420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1.90476190476191">
            <text:p>-1.9047619048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2">
            <text:p>1082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-1.01663585951941">
            <text:p>-1.0166358595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 office:value-type="float" office:value="1286">
            <text:p>1286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-3.96578538102645">
            <text:p>-3.965785381</text:p>
          </table:table-cell>
          <table:table-cell table:formula="of:=IF(OR(AND([.B268]&gt;[.E268];[.C268]=0);AND([.B268]&lt;=[.E268];[.C268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67">
            <text:p>767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2.34680573663624">
            <text:p>2.3468057366</text:p>
          </table:table-cell>
          <table:table-cell table:formula="of:=IF(OR(AND([.B269]&gt;[.E269];[.C269]=0);AND([.B269]&lt;=[.E269];[.C269]=1));1;&quot;&quot;)" office:value-type="float" office:value="1">
            <text:p>1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442">
            <text:p>1442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1.24826629680999">
            <text:p>-1.2482662968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2963">
            <text:p>2963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4.21869726628417">
            <text:p>-4.2186972663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6790">
            <text:p>6790</text:p>
          </table:table-cell>
          <table:table-cell office:value-type="float" office:value="0">
            <text:p>0</text:p>
          </table:table-cell>
          <table:table-cell office:value-type="float" office:value="6988">
            <text:p>6988</text:p>
          </table:table-cell>
          <table:table-cell office:value-type="float" office:value="7480">
            <text:p>748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-6.57754010695187">
            <text:p>-6.577540107</text:p>
          </table:table-cell>
          <table:table-cell table:formula="of:=IF(OR(AND([.B272]&gt;[.E272];[.C272]=0);AND([.B272]&lt;=[.E272];[.C272]=1));1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03">
            <text:p>1403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1.06913756236635">
            <text:p>1.0691375624</text:p>
          </table:table-cell>
          <table:table-cell table:formula="of:=IF(OR(AND([.B273]&gt;[.E273];[.C273]=0);AND([.B273]&lt;=[.E273];[.C273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3975">
            <text:p>3975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office:value-type="float" office:value="4100">
            <text:p>410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1.85365853658537">
            <text:p>-1.8536585366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2610">
            <text:p>52610</text:p>
          </table:table-cell>
          <table:table-cell office:value-type="float" office:value="0">
            <text:p>0</text:p>
          </table:table-cell>
          <table:table-cell office:value-type="float" office:value="53372">
            <text:p>53372</text:p>
          </table:table-cell>
          <table:table-cell office:value-type="float" office:value="54310">
            <text:p>5431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1.72712207696557">
            <text:p>-1.727122077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309">
            <text:p>7309</text:p>
          </table:table-cell>
          <table:table-cell office:value-type="float" office:value="7310">
            <text:p>731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0.0136798905608799">
            <text:p>-0.0136798906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146">
            <text:p>5146</text:p>
          </table:table-cell>
          <table:table-cell office:value-type="float" office:value="0">
            <text:p>0</text:p>
          </table:table-cell>
          <table:table-cell office:value-type="float" office:value="5238">
            <text:p>5238</text:p>
          </table:table-cell>
          <table:table-cell office:value-type="float" office:value="5248">
            <text:p>5248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0.190548780487802">
            <text:p>-0.1905487805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5">
            <text:p>2285</text:p>
          </table:table-cell>
          <table:table-cell office:value-type="float" office:value="2304">
            <text:p>2304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0.824652777777786">
            <text:p>-0.8246527778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54">
            <text:p>2254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0.177462289263531">
            <text:p>-0.1774622893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8750">
            <text:p>18750</text:p>
          </table:table-cell>
          <table:table-cell office:value-type="float" office:value="0">
            <text:p>0</text:p>
          </table:table-cell>
          <table:table-cell office:value-type="float" office:value="19075">
            <text:p>19075</text:p>
          </table:table-cell>
          <table:table-cell office:value-type="float" office:value="19665">
            <text:p>19665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3.0002542588355">
            <text:p>-3.0002542588</text:p>
          </table:table-cell>
          <table:table-cell table:formula="of:=IF(OR(AND([.B280]&gt;[.E280];[.C280]=0);AND([.B280]&lt;=[.E280];[.C280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970">
            <text:p>5970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office:value-type="float" office:value="6380">
            <text:p>638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5.42319749216301">
            <text:p>-5.4231974922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565">
            <text:p>5565</text:p>
          </table:table-cell>
          <table:table-cell office:value-type="float" office:value="0">
            <text:p>0</text:p>
          </table:table-cell>
          <table:table-cell office:value-type="float" office:value="5705">
            <text:p>5705</text:p>
          </table:table-cell>
          <table:table-cell office:value-type="float" office:value="5787">
            <text:p>5787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1.41696906860204">
            <text:p>-1.4169690686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5330">
            <text:p>15330</text:p>
          </table:table-cell>
          <table:table-cell office:value-type="float" office:value="0">
            <text:p>0</text:p>
          </table:table-cell>
          <table:table-cell office:value-type="float" office:value="15295">
            <text:p>15295</text:p>
          </table:table-cell>
          <table:table-cell office:value-type="float" office:value="16955">
            <text:p>16955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-9.79062223532881">
            <text:p>-9.7906222353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418">
            <text:p>7418</text:p>
          </table:table-cell>
          <table:table-cell office:value-type="float" office:value="0">
            <text:p>0</text:p>
          </table:table-cell>
          <table:table-cell office:value-type="float" office:value="7478">
            <text:p>7478</text:p>
          </table:table-cell>
          <table:table-cell office:value-type="float" office:value="8105">
            <text:p>8105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7.73596545342382">
            <text:p>-7.7359654534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0.54945054945054">
            <text:p>-0.5494505495</text:p>
          </table:table-cell>
          <table:table-cell table:formula="of:=IF(OR(AND([.B285]&gt;[.E285];[.C285]=0);AND([.B285]&lt;=[.E285];[.C285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66">
            <text:p>566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0.353356890459366">
            <text:p>0.3533568905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449">
            <text:p>449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-0.890868596881958">
            <text:p>-0.8908685969</text:p>
          </table:table-cell>
          <table:table-cell table:formula="of:=IF(OR(AND([.B287]&gt;[.E287];[.C287]=0);AND([.B287]&lt;=[.E287];[.C287]=1));1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371">
            <text:p>371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-1.88679245283019">
            <text:p>-1.8867924528</text:p>
          </table:table-cell>
          <table:table-cell table:formula="of:=IF(OR(AND([.B288]&gt;[.E288];[.C288]=0);AND([.B288]&lt;=[.E288];[.C288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837">
            <text:p>837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2.86738351254481">
            <text:p>-2.8673835125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office:value-type="float" office:value="700">
            <text:p>700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1.28571428571429">
            <text:p>-1.2857142857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office:value-type="float" office:value="1039">
            <text:p>1039</text:p>
          </table:table-cell>
          <table:table-cell office:value-type="float" office:value="1073">
            <text:p>1073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-3.16868592730661">
            <text:p>-3.1686859273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725">
            <text:p>6725</text:p>
          </table:table-cell>
          <table:table-cell office:value-type="float" office:value="0">
            <text:p>0</text:p>
          </table:table-cell>
          <table:table-cell office:value-type="float" office:value="6858">
            <text:p>6858</text:p>
          </table:table-cell>
          <table:table-cell office:value-type="float" office:value="6920">
            <text:p>6920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0.895953757225428">
            <text:p>-0.8959537572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1">
            <text:p>1271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1.8095987411487">
            <text:p>-1.8095987411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-2.5945945945946">
            <text:p>-2.5945945946</text:p>
          </table:table-cell>
          <table:table-cell table:formula="of:=IF(OR(AND([.B294]&gt;[.E294];[.C294]=0);AND([.B294]&lt;=[.E294];[.C294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49">
            <text:p>2749</text:p>
          </table:table-cell>
          <table:table-cell office:value-type="float" office:value="0">
            <text:p>0</text:p>
          </table:table-cell>
          <table:table-cell office:value-type="float" office:value="2806">
            <text:p>2806</text:p>
          </table:table-cell>
          <table:table-cell office:value-type="float" office:value="2828">
            <text:p>2828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0.777934936350775">
            <text:p>-0.7779349364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0.571428571428584">
            <text:p>0.5714285714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27">
            <text:p>1027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1.26582278481013">
            <text:p>-1.2658227848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88">
            <text:p>788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2.91878172588832">
            <text:p>-2.9187817259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216">
            <text:p>4216</text:p>
          </table:table-cell>
          <table:table-cell office:value-type="float" office:value="4310">
            <text:p>4310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-2.18097447795824">
            <text:p>-2.180974478</text:p>
          </table:table-cell>
          <table:table-cell table:formula="of:=IF(OR(AND([.B299]&gt;[.E299];[.C299]=0);AND([.B299]&lt;=[.E299];[.C299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92">
            <text:p>1992</text:p>
          </table:table-cell>
          <table:table-cell office:value-type="float" office:value="2032">
            <text:p>2032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-1.96850393700787">
            <text:p>-1.968503937</text:p>
          </table:table-cell>
          <table:table-cell table:formula="of:=IF(OR(AND([.B300]&gt;[.E300];[.C300]=0);AND([.B300]&lt;=[.E300];[.C300]=1));1;&quot;&quot;)">
            <text:p/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69">
            <text:p>1469</text:p>
          </table:table-cell>
          <table:table-cell office:value-type="float" office:value="1467">
            <text:p>1467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0.136332651670074">
            <text:p>0.1363326517</text:p>
          </table:table-cell>
          <table:table-cell table:formula="of:=IF(OR(AND([.B301]&gt;[.E301];[.C301]=0);AND([.B301]&lt;=[.E301];[.C301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626">
            <text:p>3626</text:p>
          </table:table-cell>
          <table:table-cell office:value-type="float" office:value="3671">
            <text:p>3671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1.22582402615092">
            <text:p>-1.2258240262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12">
            <text:p>3812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4038">
            <text:p>4038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3.91282813273898">
            <text:p>-3.9128281327</text:p>
          </table:table-cell>
          <table:table-cell table:formula="of:=IF(OR(AND([.B303]&gt;[.E303];[.C303]=0);AND([.B303]&lt;=[.E303];[.C303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3802">
            <text:p>3802</text:p>
          </table:table-cell>
          <table:table-cell office:value-type="float" office:value="0">
            <text:p>0</text:p>
          </table:table-cell>
          <table:table-cell office:value-type="float" office:value="3884">
            <text:p>3884</text:p>
          </table:table-cell>
          <table:table-cell office:value-type="float" office:value="4059">
            <text:p>4059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4.31140675043115">
            <text:p>-4.3114067504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float" office:value="2231">
            <text:p>2231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-2.15150156880323">
            <text:p>-2.1515015688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office:value-type="float" office:value="3789">
            <text:p>3789</text:p>
          </table:table-cell>
          <table:table-cell office:value-type="float" office:value="3825">
            <text:p>382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0.941176470588232">
            <text:p>-0.9411764706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595">
            <text:p>2595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2666">
            <text:p>2666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-0.750187546886721">
            <text:p>-0.7501875469</text:p>
          </table:table-cell>
          <table:table-cell table:formula="of:=IF(OR(AND([.B307]&gt;[.E307];[.C307]=0);AND([.B307]&lt;=[.E307];[.C307]=1));1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54">
            <text:p>3554</text:p>
          </table:table-cell>
          <table:table-cell office:value-type="float" office:value="3550">
            <text:p>355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0.112676056338017">
            <text:p>0.1126760563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1991">
            <text:p>1991</text:p>
          </table:table-cell>
          <table:table-cell office:value-type="float" office:value="2061">
            <text:p>2061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-3.39640950994664">
            <text:p>-3.3964095099</text:p>
          </table:table-cell>
          <table:table-cell table:formula="of:=IF(OR(AND([.B309]&gt;[.E309];[.C309]=0);AND([.B309]&lt;=[.E309];[.C309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2311">
            <text:p>2311</text:p>
          </table:table-cell>
          <table:table-cell office:value-type="float" office:value="2319">
            <text:p>2319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0.344976282880552">
            <text:p>-0.3449762829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1786">
            <text:p>1786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4.42329227323629">
            <text:p>4.4232922732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3990">
            <text:p>13990</text:p>
          </table:table-cell>
          <table:table-cell office:value-type="float" office:value="0">
            <text:p>0</text:p>
          </table:table-cell>
          <table:table-cell office:value-type="float" office:value="14029">
            <text:p>14029</text:p>
          </table:table-cell>
          <table:table-cell office:value-type="float" office:value="14730">
            <text:p>1473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4.75899524779362">
            <text:p>-4.7589952478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3100">
            <text:p>3100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0.774193548387103">
            <text:p>0.7741935484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office:value-type="float" office:value="865">
            <text:p>865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-5.78034682080924">
            <text:p>-5.7803468208</text:p>
          </table:table-cell>
          <table:table-cell table:formula="of:=IF(OR(AND([.B314]&gt;[.E314];[.C314]=0);AND([.B314]&lt;=[.E314];[.C314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367">
            <text:p>2367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391">
            <text:p>2391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0.836470096194049">
            <text:p>0.8364700962</text:p>
          </table:table-cell>
          <table:table-cell table:formula="of:=IF(OR(AND([.B315]&gt;[.E315];[.C315]=0);AND([.B315]&lt;=[.E315];[.C315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4150">
            <text:p>24150</text:p>
          </table:table-cell>
          <table:table-cell office:value-type="float" office:value="0">
            <text:p>0</text:p>
          </table:table-cell>
          <table:table-cell office:value-type="float" office:value="24056">
            <text:p>24056</text:p>
          </table:table-cell>
          <table:table-cell office:value-type="float" office:value="25020">
            <text:p>2502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 office:value-type="float" office:value="1">
            <text:p>1</text:p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3.85291766586731">
            <text:p>-3.8529176659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255">
            <text:p>4255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office:value-type="float" office:value="4365">
            <text:p>436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1.58075601374571">
            <text:p>-1.5807560137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table:number-columns-repeated="2" office:value-type="float" office:value="2008">
            <text:p>2008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0">
            <text:p>0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74">
            <text:p>2074</text:p>
          </table:table-cell>
          <table:table-cell office:value-type="float" office:value="2060">
            <text:p>206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0.679611650485441">
            <text:p>0.6796116505</text:p>
          </table:table-cell>
          <table:table-cell table:formula="of:=IF(OR(AND([.B319]&gt;[.E319];[.C319]=0);AND([.B319]&lt;=[.E319];[.C319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701">
            <text:p>701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3.70898716119828">
            <text:p>-3.7089871612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111">
            <text:p>1111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.44014401440144">
            <text:p>1.4401440144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2.52600297176821">
            <text:p>-2.5260029718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  <table:table-cell office:value-type="float" office:value="1668">
            <text:p>1668</text:p>
          </table:table-cell>
          <table:table-cell office:value-type="float" office:value="1669">
            <text:p>1669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0.0599161174355913">
            <text:p>-0.0599161174</text:p>
          </table:table-cell>
          <table:table-cell table:formula="of:=IF(OR(AND([.B324]&gt;[.E324];[.C324]=0);AND([.B324]&lt;=[.E324];[.C324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470">
            <text:p>4470</text:p>
          </table:table-cell>
          <table:table-cell office:value-type="float" office:value="0">
            <text:p>0</text:p>
          </table:table-cell>
          <table:table-cell office:value-type="float" office:value="4519">
            <text:p>4519</text:p>
          </table:table-cell>
          <table:table-cell office:value-type="float" office:value="4670">
            <text:p>467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3.23340471092078">
            <text:p>-3.2334047109</text:p>
          </table:table-cell>
          <table:table-cell table:formula="of:=IF(OR(AND([.B325]&gt;[.E325];[.C325]=0);AND([.B325]&lt;=[.E325];[.C325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1366">
            <text:p>1366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0.658857979502201">
            <text:p>0.6588579795</text:p>
          </table:table-cell>
          <table:table-cell table:formula="of:=IF(OR(AND([.B326]&gt;[.E326];[.C326]=0);AND([.B326]&lt;=[.E326];[.C326]=1));1;&quot;&quot;)">
            <text:p/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579">
            <text:p>5579</text:p>
          </table:table-cell>
          <table:table-cell office:value-type="float" office:value="5570">
            <text:p>557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0.161579892280074">
            <text:p>0.1615798923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47">
            <text:p>1647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75">
            <text:p>1675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0.119402985074629">
            <text:p>-0.1194029851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  <table:table-cell office:value-type="float" office:value="1495">
            <text:p>1495</text:p>
          </table:table-cell>
          <table:table-cell office:value-type="float" office:value="1516">
            <text:p>1516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1.38522427440633">
            <text:p>-1.3852242744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354">
            <text:p>4354</text:p>
          </table:table-cell>
          <table:table-cell office:value-type="float" office:value="0">
            <text:p>0</text:p>
          </table:table-cell>
          <table:table-cell office:value-type="float" office:value="4442">
            <text:p>4442</text:p>
          </table:table-cell>
          <table:table-cell office:value-type="float" office:value="4496">
            <text:p>4496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1.20106761565836">
            <text:p>-1.2010676157</text:p>
          </table:table-cell>
          <table:table-cell table:formula="of:=IF(OR(AND([.B330]&gt;[.E330];[.C330]=0);AND([.B330]&lt;=[.E330];[.C330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551">
            <text:p>3551</text:p>
          </table:table-cell>
          <table:table-cell office:value-type="float" office:value="0">
            <text:p>0</text:p>
          </table:table-cell>
          <table:table-cell office:value-type="float" office:value="3613">
            <text:p>3613</text:p>
          </table:table-cell>
          <table:table-cell office:value-type="float" office:value="3595">
            <text:p>3595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0.500695410292067">
            <text:p>0.5006954103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58">
            <text:p>1158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2.07253886010362">
            <text:p>-2.0725388601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591">
            <text:p>2591</text:p>
          </table:table-cell>
          <table:table-cell office:value-type="float" office:value="2680">
            <text:p>2680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 office:value-type="float" office:value="1">
            <text:p>1</text:p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3.32089552238806">
            <text:p>-3.3208955224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00">
            <text:p>1500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-0.400000000000006">
            <text:p>-0.4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190">
            <text:p>3190</text:p>
          </table:table-cell>
          <table:table-cell office:value-type="float" office:value="0">
            <text:p>0</text:p>
          </table:table-cell>
          <table:table-cell office:value-type="float" office:value="3268">
            <text:p>3268</text:p>
          </table:table-cell>
          <table:table-cell office:value-type="float" office:value="3410">
            <text:p>3410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-4.16422287390029">
            <text:p>-4.1642228739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3960">
            <text:p>3960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155">
            <text:p>415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 office:value-type="float" office:value="1">
            <text:p>1</text:p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4.88567990373045">
            <text:p>-4.8856799037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2350">
            <text:p>22350</text:p>
          </table:table-cell>
          <table:table-cell office:value-type="float" office:value="0">
            <text:p>0</text:p>
          </table:table-cell>
          <table:table-cell office:value-type="float" office:value="22078">
            <text:p>22078</text:p>
          </table:table-cell>
          <table:table-cell office:value-type="float" office:value="23880">
            <text:p>2388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-7.5460636515913">
            <text:p>-7.5460636516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475">
            <text:p>4475</text:p>
          </table:table-cell>
          <table:table-cell office:value-type="float" office:value="0">
            <text:p>0</text:p>
          </table:table-cell>
          <table:table-cell office:value-type="float" office:value="4465">
            <text:p>4465</text:p>
          </table:table-cell>
          <table:table-cell office:value-type="float" office:value="4570">
            <text:p>4570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 office:value-type="float" office:value="1">
            <text:p>1</text:p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2.29759299781182">
            <text:p>-2.2975929978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office:value-type="float" office:value="1349">
            <text:p>1349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0.296515937731655">
            <text:p>0.2965159377</text:p>
          </table:table-cell>
          <table:table-cell table:formula="of:=IF(OR(AND([.B339]&gt;[.E339];[.C339]=0);AND([.B339]&lt;=[.E339];[.C339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office:value-type="float" office:value="644">
            <text:p>644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0.310559006211179">
            <text:p>-0.3105590062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391">
            <text:p>1391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0.575125808770665">
            <text:p>0.5751258088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office:value-type="float" office:value="2652">
            <text:p>2652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0.301659125188536">
            <text:p>0.3016591252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2.27272727272727">
            <text:p>-2.2727272727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384">
            <text:p>5384</text:p>
          </table:table-cell>
          <table:table-cell office:value-type="float" office:value="5310">
            <text:p>531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1.39359698681733">
            <text:p>1.3935969868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489">
            <text:p>1489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0.268636668905316">
            <text:p>-0.2686366689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635">
            <text:p>2635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3.60531309297912">
            <text:p>-3.605313093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340">
            <text:p>34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3.23529411764706">
            <text:p>-3.2352941176</text:p>
          </table:table-cell>
          <table:table-cell table:formula="of:=IF(OR(AND([.B347]&gt;[.E347];[.C347]=0);AND([.B347]&lt;=[.E347];[.C347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908">
            <text:p>908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0.550660792951547">
            <text:p>-0.550660793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184">
            <text:p>1184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25">
            <text:p>1225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0.65306122448979">
            <text:p>-0.6530612245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28">
            <text:p>1228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53">
            <text:p>1253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 office:value-type="float" office:value="1">
            <text:p>1</text:p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-2.8731045490822">
            <text:p>-2.8731045491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083">
            <text:p>2083</text:p>
          </table:table-cell>
          <table:table-cell office:value-type="float" office:value="0">
            <text:p>0</text:p>
          </table:table-cell>
          <table:table-cell office:value-type="float" office:value="2147">
            <text:p>2147</text:p>
          </table:table-cell>
          <table:table-cell office:value-type="float" office:value="2145">
            <text:p>2145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0.0932400932400981">
            <text:p>0.0932400932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693">
            <text:p>693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1.5873015873016">
            <text:p>-1.5873015873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1614">
            <text:p>1614</text:p>
          </table:table-cell>
          <table:table-cell office:value-type="float" office:value="1600">
            <text:p>1600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0.875">
            <text:p>0.875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536">
            <text:p>2536</text:p>
          </table:table-cell>
          <table:table-cell office:value-type="float" office:value="2556">
            <text:p>2556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0.782472613458523">
            <text:p>-0.7824726135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91">
            <text:p>3691</text:p>
          </table:table-cell>
          <table:table-cell office:value-type="float" office:value="3795">
            <text:p>379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2.74044795783927">
            <text:p>-2.7404479578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float" office:value="1070">
            <text:p>1070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3.17757009345794">
            <text:p>-3.1775700935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829">
            <text:p>2829</text:p>
          </table:table-cell>
          <table:table-cell office:value-type="float" office:value="0">
            <text:p>0</text:p>
          </table:table-cell>
          <table:table-cell office:value-type="float" office:value="2867">
            <text:p>2867</text:p>
          </table:table-cell>
          <table:table-cell office:value-type="float" office:value="2876">
            <text:p>2876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0.312934631432554">
            <text:p>-0.3129346314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1409">
            <text:p>1409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2.05819730305181">
            <text:p>-2.0581973031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535">
            <text:p>2535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2574">
            <text:p>2574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0.621600621600621">
            <text:p>0.6216006216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0840">
            <text:p>10840</text:p>
          </table:table-cell>
          <table:table-cell office:value-type="float" office:value="0">
            <text:p>0</text:p>
          </table:table-cell>
          <table:table-cell office:value-type="float" office:value="11002">
            <text:p>11002</text:p>
          </table:table-cell>
          <table:table-cell office:value-type="float" office:value="10970">
            <text:p>1097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0.291704649042842">
            <text:p>0.291704649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034">
            <text:p>1034</text:p>
          </table:table-cell>
          <table:table-cell office:value-type="float" office:value="1045">
            <text:p>1045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1.05263157894737">
            <text:p>-1.0526315789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75">
            <text:p>2275</text:p>
          </table:table-cell>
          <table:table-cell office:value-type="float" office:value="2324">
            <text:p>2324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2.10843373493977">
            <text:p>-2.1084337349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15">
            <text:p>1715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775">
            <text:p>1775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0.563380281690144">
            <text:p>-0.5633802817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746">
            <text:p>746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0.938337801608569">
            <text:p>0.9383378016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5035">
            <text:p>5035</text:p>
          </table:table-cell>
          <table:table-cell office:value-type="float" office:value="5060">
            <text:p>506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0.494071146245062">
            <text:p>-0.4940711462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50">
            <text:p>3650</text:p>
          </table:table-cell>
          <table:table-cell office:value-type="float" office:value="0">
            <text:p>0</text:p>
          </table:table-cell>
          <table:table-cell office:value-type="float" office:value="3752">
            <text:p>3752</text:p>
          </table:table-cell>
          <table:table-cell office:value-type="float" office:value="3745">
            <text:p>3745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0.186915887850475">
            <text:p>0.1869158879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4.40000000000001">
            <text:p>-4.4</text:p>
          </table:table-cell>
          <table:table-cell table:formula="of:=IF(OR(AND([.B367]&gt;[.E367];[.C367]=0);AND([.B367]&lt;=[.E367];[.C367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3.29411764705883">
            <text:p>-3.2941176471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69">
            <text:p>769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3.12093628088427">
            <text:p>-3.1209362809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82">
            <text:p>582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2.23367697594502">
            <text:p>-2.2336769759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487">
            <text:p>487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-0.821355236139638">
            <text:p>-0.8213552361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594">
            <text:p>4594</text:p>
          </table:table-cell>
          <table:table-cell office:value-type="float" office:value="4718">
            <text:p>4718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2.62823230182281">
            <text:p>-2.6282323018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18">
            <text:p>318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0.314465408805034">
            <text:p>-0.3144654088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table:number-columns-repeated="2" office:value-type="float" office:value="848">
            <text:p>848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0">
            <text:p>0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13">
            <text:p>713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0.280504908835908">
            <text:p>-0.2805049088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626">
            <text:p>626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1.2779552715655">
            <text:p>-1.2779552716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72">
            <text:p>772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0.906735751295344">
            <text:p>-0.9067357513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76">
            <text:p>576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0.173611111111114">
            <text:p>-0.1736111111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1247">
            <text:p>1247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0.320769847634324">
            <text:p>0.3207698476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81">
            <text:p>481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1.87110187110187">
            <text:p>-1.8711018711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2237">
            <text:p>2237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1.20697362539116">
            <text:p>-1.2069736254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803">
            <text:p>803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0.37359900373599">
            <text:p>-0.3735990037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1.15384615384615">
            <text:p>-1.1538461538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639">
            <text:p>639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0.782472613458523">
            <text:p>-0.7824726135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31">
            <text:p>1631</text:p>
          </table:table-cell>
          <table:table-cell office:value-type="float" office:value="0">
            <text:p>0</text:p>
          </table:table-cell>
          <table:table-cell table:number-columns-repeated="2" office:value-type="float" office:value="1670">
            <text:p>1670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0">
            <text:p>0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22">
            <text:p>1322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0.60514372163388">
            <text:p>-0.6051437216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509">
            <text:p>509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6.28683693516699">
            <text:p>-6.2868369352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3.38983050847457">
            <text:p>-3.3898305085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63">
            <text:p>1463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-1.50375939849624">
            <text:p>-1.5037593985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50">
            <text:p>4350</text:p>
          </table:table-cell>
          <table:table-cell office:value-type="float" office:value="4435">
            <text:p>4435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1.91657271702368">
            <text:p>-1.916572717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364">
            <text:p>2364</text:p>
          </table:table-cell>
          <table:table-cell office:value-type="float" office:value="2432">
            <text:p>2432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2.79605263157895">
            <text:p>-2.7960526316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538">
            <text:p>3538</text:p>
          </table:table-cell>
          <table:table-cell office:value-type="float" office:value="3535">
            <text:p>353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0.0848656294200936">
            <text:p>0.0848656294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float" office:value="1444">
            <text:p>1444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1.73130193905817">
            <text:p>-1.7313019391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956">
            <text:p>956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 office:value-type="float" office:value="1">
            <text:p>1</text:p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3.03347280334728">
            <text:p>-3.0334728033</text:p>
          </table:table-cell>
          <table:table-cell table:formula="of:=IF(OR(AND([.B394]&gt;[.E394];[.C394]=0);AND([.B394]&lt;=[.E394];[.C394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450">
            <text:p>450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7.11111111111111">
            <text:p>-7.1111111111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463">
            <text:p>463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1.29589632829374">
            <text:p>-1.2958963283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607">
            <text:p>607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1.64744645799011">
            <text:p>-1.647446458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180">
            <text:p>3180</text:p>
          </table:table-cell>
          <table:table-cell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3255">
            <text:p>3255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0.0307219662058316">
            <text:p>-0.0307219662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26">
            <text:p>2526</text:p>
          </table:table-cell>
          <table:table-cell office:value-type="float" office:value="2649">
            <text:p>2649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4.64326160815402">
            <text:p>-4.6432616082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46">
            <text:p>546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5.67765567765568">
            <text:p>-5.6776556777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787">
            <text:p>2787</text:p>
          </table:table-cell>
          <table:table-cell office:value-type="float" office:value="2824">
            <text:p>2824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1.31019830028329">
            <text:p>-1.3101983003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601">
            <text:p>1601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3.31043098063711">
            <text:p>-3.3104309806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77">
            <text:p>577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2.59965337954939">
            <text:p>-2.5996533795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821">
            <text:p>821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1.09622411693057">
            <text:p>-1.0962241169</text:p>
          </table:table-cell>
          <table:table-cell table:formula="of:=IF(OR(AND([.B404]&gt;[.E404];[.C404]=0);AND([.B404]&lt;=[.E404];[.C404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43">
            <text:p>743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1.8842530282638">
            <text:p>-1.8842530283</text:p>
          </table:table-cell>
          <table:table-cell table:formula="of:=IF(OR(AND([.B405]&gt;[.E405];[.C405]=0);AND([.B405]&lt;=[.E405];[.C405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735">
            <text:p>735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-2.31292517006803">
            <text:p>-2.3129251701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768">
            <text:p>768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0.260416666666657">
            <text:p>-0.2604166667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1004">
            <text:p>1004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0.896414342629484">
            <text:p>-0.8964143426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15">
            <text:p>3415</text:p>
          </table:table-cell>
          <table:table-cell office:value-type="float" office:value="0">
            <text:p>0</text:p>
          </table:table-cell>
          <table:table-cell office:value-type="float" office:value="3485">
            <text:p>3485</text:p>
          </table:table-cell>
          <table:table-cell office:value-type="float" office:value="3505">
            <text:p>3505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0.570613409415117">
            <text:p>-0.5706134094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87">
            <text:p>2087</text:p>
          </table:table-cell>
          <table:table-cell office:value-type="float" office:value="0">
            <text:p>0</text:p>
          </table:table-cell>
          <table:table-cell office:value-type="float" office:value="2125">
            <text:p>2125</text:p>
          </table:table-cell>
          <table:table-cell office:value-type="float" office:value="2169">
            <text:p>2169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2.02858460119872">
            <text:p>-2.0285846012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044">
            <text:p>2044</text:p>
          </table:table-cell>
          <table:table-cell office:value-type="float" office:value="0">
            <text:p>0</text:p>
          </table:table-cell>
          <table:table-cell office:value-type="float" office:value="2035">
            <text:p>2035</text:p>
          </table:table-cell>
          <table:table-cell office:value-type="float" office:value="2124">
            <text:p>2124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 office:value-type="float" office:value="1">
            <text:p>1</text:p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4.19020715630886">
            <text:p>-4.1902071563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378">
            <text:p>4378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586">
            <text:p>4586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3.51068469254253">
            <text:p>-3.5106846925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563">
            <text:p>1563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2.75111964171465">
            <text:p>-2.7511196417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257">
            <text:p>3257</text:p>
          </table:table-cell>
          <table:table-cell office:value-type="float" office:value="3272">
            <text:p>3272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-0.458435207823953">
            <text:p>-0.4584352078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22">
            <text:p>2522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2561">
            <text:p>2561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0.429519718859822">
            <text:p>-0.4295197189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17">
            <text:p>3917</text:p>
          </table:table-cell>
          <table:table-cell office:value-type="float" office:value="0">
            <text:p>0</text:p>
          </table:table-cell>
          <table:table-cell office:value-type="float" office:value="3982">
            <text:p>3982</text:p>
          </table:table-cell>
          <table:table-cell office:value-type="float" office:value="3986">
            <text:p>3986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0.100351229302561">
            <text:p>-0.1003512293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0.543478260869563">
            <text:p>-0.5434782609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545">
            <text:p>545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2.38532110091742">
            <text:p>-2.3853211009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70">
            <text:p>3070</text:p>
          </table:table-cell>
          <table:table-cell office:value-type="float" office:value="0">
            <text:p>0</text:p>
          </table:table-cell>
          <table:table-cell office:value-type="float" office:value="3154">
            <text:p>3154</text:p>
          </table:table-cell>
          <table:table-cell office:value-type="float" office:value="3075">
            <text:p>307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2.5691056910569">
            <text:p>2.5691056911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210">
            <text:p>11210</text:p>
          </table:table-cell>
          <table:table-cell office:value-type="float" office:value="0">
            <text:p>0</text:p>
          </table:table-cell>
          <table:table-cell office:value-type="float" office:value="11560">
            <text:p>11560</text:p>
          </table:table-cell>
          <table:table-cell office:value-type="float" office:value="11830">
            <text:p>1183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2.28233305156382">
            <text:p>-2.2823330516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79">
            <text:p>479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0.417536534446754">
            <text:p>-0.4175365344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1953">
            <text:p>1953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1.33128520225294">
            <text:p>1.3312852023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077">
            <text:p>1077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4">
            <text:p>1084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1.19926199261992">
            <text:p>1.1992619926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26">
            <text:p>526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1.33079847908745">
            <text:p>-1.3307984791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671">
            <text:p>671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1.93740685543963">
            <text:p>-1.9374068554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42">
            <text:p>842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1.90023752969121">
            <text:p>-1.9002375297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1072">
            <text:p>1072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0.839552238805979">
            <text:p>-0.8395522388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894">
            <text:p>894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0.335570469798668">
            <text:p>-0.3355704698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1270">
            <text:p>1270</text:p>
          </table:table-cell>
          <table:table-cell office:value-type="float" office:value="1291">
            <text:p>1291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1.6266460108443">
            <text:p>-1.6266460108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555">
            <text:p>10555</text:p>
          </table:table-cell>
          <table:table-cell office:value-type="float" office:value="0">
            <text:p>0</text:p>
          </table:table-cell>
          <table:table-cell office:value-type="float" office:value="10786">
            <text:p>10786</text:p>
          </table:table-cell>
          <table:table-cell office:value-type="float" office:value="11085">
            <text:p>1108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2.69733874605322">
            <text:p>-2.6973387461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645">
            <text:p>7645</text:p>
          </table:table-cell>
          <table:table-cell office:value-type="float" office:value="0">
            <text:p>0</text:p>
          </table:table-cell>
          <table:table-cell office:value-type="float" office:value="7899">
            <text:p>7899</text:p>
          </table:table-cell>
          <table:table-cell office:value-type="float" office:value="8012">
            <text:p>8012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1.41038442336495">
            <text:p>-1.4103844234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300">
            <text:p>18300</text:p>
          </table:table-cell>
          <table:table-cell office:value-type="float" office:value="0">
            <text:p>0</text:p>
          </table:table-cell>
          <table:table-cell office:value-type="float" office:value="18810">
            <text:p>18810</text:p>
          </table:table-cell>
          <table:table-cell office:value-type="float" office:value="19030">
            <text:p>1903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1.15606936416185">
            <text:p>-1.1560693642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87">
            <text:p>587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1.19250425894379">
            <text:p>-1.1925042589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14">
            <text:p>414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0.483091787439619">
            <text:p>-0.4830917874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09">
            <text:p>709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1.26939351198871">
            <text:p>-1.269393512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51">
            <text:p>751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0.798934753661783">
            <text:p>-0.7989347537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2">
            <text:p>472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1.90677966101694">
            <text:p>-1.906779661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573">
            <text:p>573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0.174520069808025">
            <text:p>0.1745200698</text:p>
          </table:table-cell>
          <table:table-cell table:formula="of:=IF(OR(AND([.B438]&gt;[.E438];[.C438]=0);AND([.B438]&lt;=[.E438];[.C438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2278">
            <text:p>2278</text:p>
          </table:table-cell>
          <table:table-cell office:value-type="float" office:value="2277">
            <text:p>2277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0.0439174352217862">
            <text:p>0.0439174352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76">
            <text:p>576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1.04166666666666">
            <text:p>-1.0416666667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float" office:value="820">
            <text:p>820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2.19512195121952">
            <text:p>2.1951219512</text:p>
          </table:table-cell>
          <table:table-cell table:formula="of:=IF(OR(AND([.B441]&gt;[.E441];[.C441]=0);AND([.B441]&lt;=[.E441];[.C441]=1));1;&quot;&quot;)" office:value-type="float" office:value="1">
            <text:p>1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24">
            <text:p>1324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1.43504531722054">
            <text:p>1.4350453172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float" office:value="1944">
            <text:p>1944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0.874485596707814">
            <text:p>0.8744855967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52">
            <text:p>352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-2.55681818181817">
            <text:p>-2.5568181818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425">
            <text:p>1425</text:p>
          </table:table-cell>
          <table:table-cell office:value-type="float" office:value="1449">
            <text:p>1449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1.65631469979296">
            <text:p>-1.6563146998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991">
            <text:p>991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0.40363269424823">
            <text:p>0.4036326942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325">
            <text:p>432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office:value-type="float" office:value="4450">
            <text:p>4450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-0.719101123595493">
            <text:p>-0.7191011236</text:p>
          </table:table-cell>
          <table:table-cell table:formula="of:=IF(OR(AND([.B447]&gt;[.E447];[.C447]=0);AND([.B447]&lt;=[.E447];[.C447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32">
            <text:p>2032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1.91929133858268">
            <text:p>1.9192913386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224">
            <text:p>1224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3.59477124183007">
            <text:p>3.5947712418</text:p>
          </table:table-cell>
          <table:table-cell table:formula="of:=IF(OR(AND([.B449]&gt;[.E449];[.C449]=0);AND([.B449]&lt;=[.E449];[.C449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702">
            <text:p>7702</text:p>
          </table:table-cell>
          <table:table-cell office:value-type="float" office:value="7690">
            <text:p>769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0.156046814044217">
            <text:p>0.156046814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52">
            <text:p>2452</text:p>
          </table:table-cell>
          <table:table-cell office:value-type="float" office:value="2427">
            <text:p>2427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1.03007828594974">
            <text:p>1.0300782859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95">
            <text:p>1595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office:value-type="float" office:value="1671">
            <text:p>1671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-5.50568521843208">
            <text:p>-5.5056852184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1414">
            <text:p>1414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0.141442715700151">
            <text:p>-0.1414427157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838">
            <text:p>838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-7.87589498806682">
            <text:p>-7.8758949881</text:p>
          </table:table-cell>
          <table:table-cell table:formula="of:=IF(OR(AND([.B455]&gt;[.E455];[.C455]=0);AND([.B455]&lt;=[.E455];[.C455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86">
            <text:p>1386</text:p>
          </table:table-cell>
          <table:table-cell office:value-type="float" office:value="0">
            <text:p>0</text:p>
          </table:table-cell>
          <table:table-cell office:value-type="float" office:value="1413">
            <text:p>1413</text:p>
          </table:table-cell>
          <table:table-cell office:value-type="float" office:value="1499">
            <text:p>1499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5.73715810540361">
            <text:p>-5.7371581054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460">
            <text:p>3460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40">
            <text:p>364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1.84065934065934">
            <text:p>-1.8406593407</text:p>
          </table:table-cell>
          <table:table-cell table:formula="of:=IF(OR(AND([.B457]&gt;[.E457];[.C457]=0);AND([.B457]&lt;=[.E457];[.C457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0.15600624024961">
            <text:p>-0.1560062402</text:p>
          </table:table-cell>
          <table:table-cell table:formula="of:=IF(OR(AND([.B458]&gt;[.E458];[.C458]=0);AND([.B458]&lt;=[.E458];[.C458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7">
            <text:p>477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0.838574423480083">
            <text:p>0.8385744235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float" office:value="1197">
            <text:p>1197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4.92898913951547">
            <text:p>-4.9289891395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25">
            <text:p>2625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float" office:value="2637">
            <text:p>2637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1.89609404626469">
            <text:p>1.8960940463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864">
            <text:p>3864</text:p>
          </table:table-cell>
          <table:table-cell office:value-type="float" office:value="3930">
            <text:p>393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1.67938931297709">
            <text:p>-1.679389313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280">
            <text:p>5280</text:p>
          </table:table-cell>
          <table:table-cell office:value-type="float" office:value="0">
            <text:p>0</text:p>
          </table:table-cell>
          <table:table-cell office:value-type="float" office:value="5414">
            <text:p>5414</text:p>
          </table:table-cell>
          <table:table-cell office:value-type="float" office:value="5530">
            <text:p>553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2.09764918625677">
            <text:p>-2.0976491863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1157">
            <text:p>1157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2.24719101123596">
            <text:p>2.2471910112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08">
            <text:p>2508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62">
            <text:p>2562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0.819672131147541">
            <text:p>-0.8196721311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882">
            <text:p>2882</text:p>
          </table:table-cell>
          <table:table-cell office:value-type="float" office:value="0">
            <text:p>0</text:p>
          </table:table-cell>
          <table:table-cell office:value-type="float" office:value="2856">
            <text:p>2856</text:p>
          </table:table-cell>
          <table:table-cell office:value-type="float" office:value="3030">
            <text:p>3030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 office:value-type="float" office:value="1">
            <text:p>1</text:p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5.74257425742574">
            <text:p>-5.7425742574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010">
            <text:p>4010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office:value-type="float" office:value="4150">
            <text:p>415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1.75903614457832">
            <text:p>-1.7590361446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288">
            <text:p>7288</text:p>
          </table:table-cell>
          <table:table-cell office:value-type="float" office:value="0">
            <text:p>0</text:p>
          </table:table-cell>
          <table:table-cell office:value-type="float" office:value="7380">
            <text:p>7380</text:p>
          </table:table-cell>
          <table:table-cell office:value-type="float" office:value="7397">
            <text:p>7397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0.229822901176163">
            <text:p>-0.2298229012</text:p>
          </table:table-cell>
          <table:table-cell table:formula="of:=IF(OR(AND([.B468]&gt;[.E468];[.C468]=0);AND([.B468]&lt;=[.E468];[.C468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932">
            <text:p>932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2.03862660944206">
            <text:p>-2.0386266094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976">
            <text:p>976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1.63934426229508">
            <text:p>-1.6393442623</text:p>
          </table:table-cell>
          <table:table-cell table:formula="of:=IF(OR(AND([.B470]&gt;[.E470];[.C470]=0);AND([.B470]&lt;=[.E470];[.C470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563">
            <text:p>2563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5.93055013655872">
            <text:p>-5.9305501366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94">
            <text:p>3094</text:p>
          </table:table-cell>
          <table:table-cell office:value-type="float" office:value="3080">
            <text:p>308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0.454545454545467">
            <text:p>0.4545454545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3725">
            <text:p>372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1.07382550335571">
            <text:p>-1.0738255034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89">
            <text:p>389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1.79948586118252">
            <text:p>-1.7994858612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451">
            <text:p>451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0.443458980044341">
            <text:p>-0.44345898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170">
            <text:p>9170</text:p>
          </table:table-cell>
          <table:table-cell office:value-type="float" office:value="0">
            <text:p>0</text:p>
          </table:table-cell>
          <table:table-cell office:value-type="float" office:value="9277">
            <text:p>9277</text:p>
          </table:table-cell>
          <table:table-cell office:value-type="float" office:value="9260">
            <text:p>926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0.183585313174945">
            <text:p>0.1835853132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555">
            <text:p>3555</text:p>
          </table:table-cell>
          <table:table-cell office:value-type="float" office:value="0">
            <text:p>0</text:p>
          </table:table-cell>
          <table:table-cell office:value-type="float" office:value="3644">
            <text:p>3644</text:p>
          </table:table-cell>
          <table:table-cell office:value-type="float" office:value="3685">
            <text:p>368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1.11261872455903">
            <text:p>-1.1126187246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777">
            <text:p>3777</text:p>
          </table:table-cell>
          <table:table-cell office:value-type="float" office:value="3800">
            <text:p>380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0.60526315789474">
            <text:p>-0.6052631579</text:p>
          </table:table-cell>
          <table:table-cell table:formula="of:=IF(OR(AND([.B478]&gt;[.E478];[.C478]=0);AND([.B478]&lt;=[.E478];[.C478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15">
            <text:p>2315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322">
            <text:p>2322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2.32558139534885">
            <text:p>2.3255813953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90">
            <text:p>3390</text:p>
          </table:table-cell>
          <table:table-cell office:value-type="float" office:value="0">
            <text:p>0</text:p>
          </table:table-cell>
          <table:table-cell office:value-type="float" office:value="3436">
            <text:p>3436</text:p>
          </table:table-cell>
          <table:table-cell office:value-type="float" office:value="3360">
            <text:p>336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2.26190476190476">
            <text:p>2.2619047619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975">
            <text:p>47975</text:p>
          </table:table-cell>
          <table:table-cell office:value-type="float" office:value="0">
            <text:p>0</text:p>
          </table:table-cell>
          <table:table-cell office:value-type="float" office:value="49421">
            <text:p>49421</text:p>
          </table:table-cell>
          <table:table-cell office:value-type="float" office:value="50620">
            <text:p>5062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-2.3686290003951">
            <text:p>-2.3686290004</text:p>
          </table:table-cell>
          <table:table-cell table:formula="of:=IF(OR(AND([.B482]&gt;[.E482];[.C482]=0);AND([.B482]&lt;=[.E482];[.C482]=1));1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890">
            <text:p>6890</text:p>
          </table:table-cell>
          <table:table-cell office:value-type="float" office:value="0">
            <text:p>0</text:p>
          </table:table-cell>
          <table:table-cell office:value-type="float" office:value="7012">
            <text:p>7012</text:p>
          </table:table-cell>
          <table:table-cell office:value-type="float" office:value="6870">
            <text:p>687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2.06695778748181">
            <text:p>2.0669577875</text:p>
          </table:table-cell>
          <table:table-cell table:formula="of:=IF(OR(AND([.B483]&gt;[.E483];[.C483]=0);AND([.B483]&lt;=[.E483];[.C483]=1));1;&quot;&quot;)" office:value-type="float" office:value="1">
            <text:p>1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430">
            <text:p>6430</text:p>
          </table:table-cell>
          <table:table-cell office:value-type="float" office:value="0">
            <text:p>0</text:p>
          </table:table-cell>
          <table:table-cell office:value-type="float" office:value="6522">
            <text:p>6522</text:p>
          </table:table-cell>
          <table:table-cell office:value-type="float" office:value="6580">
            <text:p>658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-0.881458966565347">
            <text:p>-0.8814589666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2">
          <table:table-cell table:number-columns-repeated="2"/>
          <table:table-cell table:formula="of:=SUM([.C2:.C484])" office:value-type="float" office:value="6">
            <text:p>6</text:p>
          </table:table-cell>
          <table:table-cell table:number-columns-repeated="2"/>
          <table:table-cell table:formula="of:=SUM([.F2:.F484])" office:value-type="float" office:value="1">
            <text:p>1</text:p>
          </table:table-cell>
          <table:table-cell table:formula="of:=SUM([.G2:.G484])" office:value-type="float" office:value="1">
            <text:p>1</text:p>
          </table:table-cell>
          <table:table-cell table:formula="of:=SUM([.H2:.H484])" office:value-type="float" office:value="28">
            <text:p>28</text:p>
          </table:table-cell>
          <table:table-cell table:formula="of:=SUM([.I2:.I484])" office:value-type="float" office:value="1">
            <text:p>1</text:p>
          </table:table-cell>
          <table:table-cell table:formula="of:=SUM([.J2:.J484])" office:value-type="float" office:value="2">
            <text:p>2</text:p>
          </table:table-cell>
          <table:table-cell table:formula="of:=([.J485]/([.H485]+[.I485]))*100" office:value-type="float" office:value="6.89655172413793">
            <text:p>6.8965517241</text:p>
          </table:table-cell>
          <table:table-cell table:formula="of:=AVERAGE([.L2:.L484])" office:value-type="float" office:value="-1.48994876353798">
            <text:p>-1.4899487635</text:p>
          </table:table-cell>
          <table:table-cell table:formula="of:=SUM([.M2:.M484])" office:value-type="float" office:value="26">
            <text:p>26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13.8490926456543">
            <text:p>-13.8490926457</text:p>
          </table:table-cell>
          <table:table-cell table:formula="of:=[.M485]/484" office:value-type="float" office:value="0.0537190082644628">
            <text:p>0.0537190083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5.25299343375821">
            <text:p>5.2529934338</text:p>
          </table:table-cell>
          <table:table-cell table:formula="of:=SUM([.C2:.C484])" office:value-type="float" office:value="6">
            <text:p>6</text:p>
          </table:table-cell>
        </table:table-row>
        <table:table-row table:style-name="ro2" table:number-rows-repeated="104808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22:29</dc:date>
    <dc:creator>debian </dc:creator>
    <meta:generator>LibreOffice/3.5$Linux_x86 LibreOffice_project/350m1$Build-2</meta:generator>
    <meta:editing-duration>PT37M6S</meta:editing-duration>
    <meta:editing-cycles>10</meta:editing-cycles>
    <meta:document-statistic meta:table-count="1" meta:cell-count="5822" meta:object-count="0"/>
  </office:meta>
</office:document-meta>
</file>